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95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ncalls</text:p>
          </table:table-cell>
          <table:table-cell office:value-type="string" calcext:value-type="string">
            <text:p>tottime</text:p>
          </table:table-cell>
          <table:table-cell office:value-type="string" calcext:value-type="string">
            <text:p>percall</text:p>
          </table:table-cell>
          <table:table-cell office:value-type="string" calcext:value-type="string">
            <text:p>cumtime</text:p>
          </table:table-cell>
          <table:table-cell office:value-type="string" calcext:value-type="string">
            <text:p>percall</text:p>
          </table:table-cell>
          <table:table-cell office:value-type="string" calcext:value-type="string">
            <text:p>filename:lineno(functio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&gt;:1043(__import__)</text:p>
          </table:table-cell>
          <table:table-cell table:number-columns-repeated="6"/>
        </table:table-row>
        <table:table-row table:style-name="ro1">
          <table:table-cell/>
          <table:table-cell office:value-type="float" office:value="455" calcext:value-type="float">
            <text:p>455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&gt;:119(release)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&gt;:159(__init__)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&gt;:163(__enter__)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&gt;:170(__exit__)</text:p>
          </table:table-cell>
          <table:table-cell table:number-columns-repeated="6"/>
        </table:table-row>
        <table:table-row table:style-name="ro1">
          <table:table-cell/>
          <table:table-cell office:value-type="float" office:value="455" calcext:value-type="float">
            <text:p>455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&gt;:176(_get_module_lock)</text:p>
          </table:table-cell>
          <table:table-cell table:number-columns-repeated="6"/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&gt;:190(cb)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&gt;:195(_lock_unlock_module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342/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69" calcext:value-type="float">
            <text:p>0.469</text:p>
          </table:table-cell>
          <table:table-cell office:value-type="float" office:value="0.059" calcext:value-type="float">
            <text:p>0.059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&gt;:214(_call_with_frames_removed)</text:p>
          </table:table-cell>
          <table:table-cell table:number-columns-repeated="6"/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&gt;:225(_verbose_message)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&gt;:235(_requires_builtin_wrapper)</text:p>
          </table:table-cell>
          <table:table-cell table:number-columns-repeated="6"/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&gt;:310(__init__)</text:p>
          </table:table-cell>
          <table:table-cell table:number-columns-repeated="6"/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&gt;:314(__enter__)</text:p>
          </table:table-cell>
          <table:table-cell table:number-columns-repeated="6"/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&gt;:321(__exit__)</text:p>
          </table:table-cell>
          <table:table-cell table:number-columns-repeated="6"/>
        </table:table-row>
        <table:table-row table:style-name="ro1">
          <table:table-cell/>
          <table:table-cell office:value-type="float" office:value="964" calcext:value-type="float">
            <text:p>9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&gt;:324(&lt;genexpr&gt;)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&gt;:35(_new_module)</text:p>
          </table:table-cell>
          <table:table-cell table:number-columns-repeated="6"/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&gt;:372(__init__)</text:p>
          </table:table-cell>
          <table:table-cell table:number-columns-repeated="6"/>
        </table:table-row>
        <table:table-row table:style-name="ro1">
          <table:table-cell/>
          <table:table-cell office:value-type="float" office:value="442" calcext:value-type="float">
            <text:p>4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&gt;:406(cached)</text:p>
          </table:table-cell>
          <table:table-cell table:number-columns-repeated="6"/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&gt;:419(parent)</text:p>
          </table:table-cell>
          <table:table-cell table:number-columns-repeated="6"/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&gt;:427(has_location)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&gt;:436(spec_from_loader)</text:p>
          </table:table-cell>
          <table:table-cell table:number-columns-repeated="6"/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&gt;:510(_init_module_attrs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41/239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&gt;:570(module_from_spec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41/7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473" calcext:value-type="float">
            <text:p>0.473</text:p>
          </table:table-cell>
          <table:table-cell office:value-type="float" office:value="0.068" calcext:value-type="float">
            <text:p>0.068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&gt;:659(_load_unlocked)</text:p>
          </table:table-cell>
          <table:table-cell table:number-columns-repeated="6"/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&gt;:716(find_spec)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&gt;:737(create_module)</text:p>
          </table:table-cell>
          <table:table-cell table:number-columns-repeated="6"/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&gt;:74(__init__)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&gt;:745(exec_module)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&gt;:762(is_package)</text:p>
          </table:table-cell>
          <table:table-cell table:number-columns-repeated="6"/>
        </table:table-row>
        <table:table-row table:style-name="ro1">
          <table:table-cell/>
          <table:table-cell office:value-type="float" office:value="232" calcext:value-type="float">
            <text:p>2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&gt;:789(find_spec)</text:p>
          </table:table-cell>
          <table:table-cell table:number-columns-repeated="6"/>
        </table:table-row>
        <table:table-row table:style-name="ro1">
          <table:table-cell/>
          <table:table-cell office:value-type="float" office:value="710" calcext:value-type="float">
            <text:p>7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&gt;:852(__enter__)</text:p>
          </table:table-cell>
          <table:table-cell table:number-columns-repeated="6"/>
        </table:table-row>
        <table:table-row table:style-name="ro1">
          <table:table-cell/>
          <table:table-cell office:value-type="float" office:value="710" calcext:value-type="float">
            <text:p>7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&gt;:856(__exit__)</text:p>
          </table:table-cell>
          <table:table-cell table:number-columns-repeated="6"/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32" calcext:value-type="float">
            <text:p>0.0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&gt;:879(_find_spec)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&gt;:919(_sanity_check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52/7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474" calcext:value-type="float">
            <text:p>0.474</text:p>
          </table:table-cell>
          <table:table-cell office:value-type="float" office:value="0.068" calcext:value-type="float">
            <text:p>0.068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&gt;:939(_find_and_load_unlocked)</text:p>
          </table:table-cell>
          <table:table-cell table:number-columns-repeated="6"/>
        </table:table-row>
        <table:table-row table:style-name="ro1">
          <table:table-cell/>
          <table:table-cell office:value-type="float" office:value="455" calcext:value-type="float">
            <text:p>455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&gt;:94(acquire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52/7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474" calcext:value-type="float">
            <text:p>0.474</text:p>
          </table:table-cell>
          <table:table-cell office:value-type="float" office:value="0.068" calcext:value-type="float">
            <text:p>0.068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&gt;:966(_find_and_load)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&gt;:972(_gcd_import)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322" calcext:value-type="float">
            <text:p>0.322</text:p>
          </table:table-cell>
          <table:table-cell office:value-type="float" office:value="0" calcext:value-type="float">
            <text:p>0</text:p>
          </table:table-cell>
          <table:table-cell office:value-type="float" office:value="0.687" calcext:value-type="float">
            <text:p>0.6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&gt;:996(_handle_fromlis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_external&gt;:1047(_path_hooks)</text:p>
          </table:table-cell>
          <table:table-cell table:number-columns-repeated="6"/>
        </table:table-row>
        <table:table-row table:style-name="ro1">
          <table:table-cell/>
          <table:table-cell office:value-type="float" office:value="459" calcext:value-type="float">
            <text:p>4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_external&gt;:1064(_path_importer_cache)</text:p>
          </table:table-cell>
          <table:table-cell table:number-columns-repeated="6"/>
        </table:table-row>
        <table:table-row table:style-name="ro1">
          <table:table-cell/>
          <table:table-cell office:value-type="float" office:value="232" calcext:value-type="float">
            <text:p>23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28" calcext:value-type="float">
            <text:p>0.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_external&gt;:1101(_get_spec)</text:p>
          </table:table-cell>
          <table:table-cell table:number-columns-repeated="6"/>
        </table:table-row>
        <table:table-row table:style-name="ro1">
          <table:table-cell/>
          <table:table-cell office:value-type="float" office:value="232" calcext:value-type="float">
            <text:p>2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" calcext:value-type="float">
            <text:p>0.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_external&gt;:1133(find_spec)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_external&gt;:1178(__init__)</text:p>
          </table:table-cell>
          <table:table-cell table:number-columns-repeated="6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_external&gt;:1184(&lt;genexpr&gt;)</text:p>
          </table:table-cell>
          <table:table-cell table:number-columns-repeated="6"/>
        </table:table-row>
        <table:table-row table:style-name="ro1">
          <table:table-cell/>
          <table:table-cell office:value-type="float" office:value="227" calcext:value-type="float">
            <text:p>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_external&gt;:1210(_get_spec)</text:p>
          </table:table-cell>
          <table:table-cell table:number-columns-repeated="6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_external&gt;:1215(find_spec)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_external&gt;:1260(_fill_cache)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_external&gt;:1301(path_hook_for_FileFinder)</text:p>
          </table:table-cell>
          <table:table-cell table:number-columns-repeated="6"/>
        </table:table-row>
        <table:table-row table:style-name="ro1">
          <table:table-cell/>
          <table:table-cell office:value-type="float" office:value="430" calcext:value-type="float">
            <text:p>43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_external&gt;:246(cache_from_source)</text:p>
          </table:table-cell>
          <table:table-cell table:number-columns-repeated="6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_external&gt;:34(_relax_case)</text:p>
          </table:table-cell>
          <table:table-cell table:number-columns-repeated="6"/>
        </table:table-row>
        <table:table-row table:style-name="ro1">
          <table:table-cell/>
          <table:table-cell office:value-type="float" office:value="227" calcext:value-type="float">
            <text:p>227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_external&gt;:342(_get_cached)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_external&gt;:354(_calc_mode)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45" calcext:value-type="float">
            <text:p>2045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_external&gt;:366(_verbose_message)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_external&gt;:382(_check_name_wrapper)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_external&gt;:40(_w_long)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_external&gt;:419(_validate_bytecode_header)</text:p>
          </table:table-cell>
          <table:table-cell table:number-columns-repeated="6"/>
        </table:table-row>
        <table:table-row table:style-name="ro1">
          <table:table-cell/>
          <table:table-cell office:value-type="float" office:value="429" calcext:value-type="float">
            <text:p>4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_external&gt;:45(_r_long)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33" calcext:value-type="float">
            <text:p>0.0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_external&gt;:474(_compile_bytecode)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_external&gt;:486(_code_to_bytecode)</text:p>
          </table:table-cell>
          <table:table-cell table:number-columns-repeated="6"/>
        </table:table-row>
        <table:table-row table:style-name="ro1">
          <table:table-cell/>
          <table:table-cell office:value-type="float" office:value="2204" calcext:value-type="float">
            <text:p>220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_external&gt;:50(_path_join)</text:p>
          </table:table-cell>
          <table:table-cell table:number-columns-repeated="6"/>
        </table:table-row>
        <table:table-row table:style-name="ro1">
          <table:table-cell/>
          <table:table-cell office:value-type="float" office:value="227" calcext:value-type="float">
            <text:p>227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_external&gt;:513(spec_from_file_location)</text:p>
          </table:table-cell>
          <table:table-cell table:number-columns-repeated="6"/>
        </table:table-row>
        <table:table-row table:style-name="ro1">
          <table:table-cell/>
          <table:table-cell office:value-type="float" office:value="2204" calcext:value-type="float">
            <text:p>220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_external&gt;:52(&lt;listcomp&gt;)</text:p>
          </table:table-cell>
          <table:table-cell table:number-columns-repeated="6"/>
        </table:table-row>
        <table:table-row table:style-name="ro1">
          <table:table-cell/>
          <table:table-cell office:value-type="float" office:value="431" calcext:value-type="float">
            <text:p>4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_external&gt;:56(_path_split)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_external&gt;:656(create_module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15/7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473" calcext:value-type="float">
            <text:p>0.473</text:p>
          </table:table-cell>
          <table:table-cell office:value-type="float" office:value="0.068" calcext:value-type="float">
            <text:p>0.068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_external&gt;:659(exec_module)</text:p>
          </table:table-cell>
          <table:table-cell table:number-columns-repeated="6"/>
        </table:table-row>
        <table:table-row table:style-name="ro1">
          <table:table-cell/>
          <table:table-cell office:value-type="float" office:value="985" calcext:value-type="float">
            <text:p>985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_external&gt;:68(_path_stat)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_external&gt;:721(source_to_code)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94" calcext:value-type="float">
            <text:p>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_external&gt;:729(get_code)</text:p>
          </table:table-cell>
          <table:table-cell table:number-columns-repeated="6"/>
        </table:table-row>
        <table:table-row table:style-name="ro1">
          <table:table-cell/>
          <table:table-cell office:value-type="float" office:value="369" calcext:value-type="float">
            <text:p>3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_external&gt;:78(_path_is_mode_type)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_external&gt;:786(__init__)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_external&gt;:811(get_filename)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_external&gt;:816(get_data)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_external&gt;:826(path_stats)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_external&gt;:831(_cache_bytecode)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_external&gt;:836(set_data)</text:p>
          </table:table-cell>
          <table:table-cell table:number-columns-repeated="6"/>
        </table:table-row>
        <table:table-row table:style-name="ro1">
          <table:table-cell/>
          <table:table-cell office:value-type="float" office:value="338" calcext:value-type="float">
            <text:p>3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_external&gt;:87(_path_isfile)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_external&gt;:892(__init__)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" calcext:value-type="float">
            <text:p>0.042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_external&gt;:903(create_module)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_external&gt;:911(exec_module)</text:p>
          </table:table-cell>
          <table:table-cell table:number-columns-repeated="6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_external&gt;:92(_path_isdir)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_external&gt;:99(_write_atomic)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&lt;string&gt;:1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&lt;string&gt;:5(ArgInfo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&lt;string&gt;:5(ArgSpec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&lt;string&gt;:5(Argument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&lt;string&gt;:5(Attribut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&lt;string&gt;:5(ClosureVar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&lt;string&gt;:5(DefragResul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&lt;string&gt;:5(FrameInfo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&lt;string&gt;:5(FullArgSpec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&lt;string&gt;:5(Match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&lt;string&gt;:5(Mismatch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&lt;string&gt;:5(ModuleInfo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&lt;string&gt;:5(ParseResul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&lt;string&gt;:5(SelectorKey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&lt;string&gt;:5(SplitResul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&lt;string&gt;:5(TokenInfo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&lt;string&gt;:5(Traceback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&lt;string&gt;:5(_Instructio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&lt;string&gt;:5(_LoggingWatch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&lt;string&gt;:5(uname_resul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&lt;string&gt;:5(usag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string" calcext:value-type="string">
            <text:p>Interpreter.py:1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nterpreter.py:142(NaiveSequenc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Interpreter.py:147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nterpreter.py:166(set_scal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nterpreter.py:176(set_tempo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nterpreter.py:214(ChordSequenc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nterpreter.py:258(VelSequenc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nterpreter.py:34(Interpret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Interpreter.py:41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warm.py:116(Cohesio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355" calcext:value-type="float">
            <text:p>11355</text:p>
          </table:table-cell>
          <table:table-cell office:value-type="float" office:value="0.016" calcext:value-type="float">
            <text:p>0.016</text:p>
          </table:table-cell>
          <table:table-cell office:value-type="float" office:value="0" calcext:value-type="float">
            <text:p>0</text:p>
          </table:table-cell>
          <table:table-cell office:value-type="float" office:value="0.445" calcext:value-type="float">
            <text:p>0.4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warm.py:119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8351" calcext:value-type="float">
            <text:p>168351</text:p>
          </table:table-cell>
          <table:table-cell office:value-type="float" office:value="0.179" calcext:value-type="float">
            <text:p>0.179</text:p>
          </table:table-cell>
          <table:table-cell office:value-type="float" office:value="0" calcext:value-type="float">
            <text:p>0</text:p>
          </table:table-cell>
          <table:table-cell office:value-type="float" office:value="0.179" calcext:value-type="float">
            <text:p>0.1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warm.py:123(accumulat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355" calcext:value-type="float">
            <text:p>11355</text:p>
          </table:table-cell>
          <table:table-cell office:value-type="float" office:value="0.083" calcext:value-type="float">
            <text:p>0.083</text:p>
          </table:table-cell>
          <table:table-cell office:value-type="float" office:value="0" calcext:value-type="float">
            <text:p>0</text:p>
          </table:table-cell>
          <table:table-cell office:value-type="float" office:value="0.083" calcext:value-type="float">
            <text:p>0.0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warm.py:128(add_adjustmen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warm.py:136(Alignmen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355" calcext:value-type="float">
            <text:p>11355</text:p>
          </table:table-cell>
          <table:table-cell office:value-type="float" office:value="0.014" calcext:value-type="float">
            <text:p>0.014</text:p>
          </table:table-cell>
          <table:table-cell office:value-type="float" office:value="0" calcext:value-type="float">
            <text:p>0</text:p>
          </table:table-cell>
          <table:table-cell office:value-type="float" office:value="0.429" calcext:value-type="float">
            <text:p>0.4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warm.py:139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8351" calcext:value-type="float">
            <text:p>168351</text:p>
          </table:table-cell>
          <table:table-cell office:value-type="float" office:value="0.141" calcext:value-type="float">
            <text:p>0.141</text:p>
          </table:table-cell>
          <table:table-cell office:value-type="float" office:value="0" calcext:value-type="float">
            <text:p>0</text:p>
          </table:table-cell>
          <table:table-cell office:value-type="float" office:value="0.141" calcext:value-type="float">
            <text:p>0.1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warm.py:143(accumulat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355" calcext:value-type="float">
            <text:p>11355</text:p>
          </table:table-cell>
          <table:table-cell office:value-type="float" office:value="0.053" calcext:value-type="float">
            <text:p>0.053</text:p>
          </table:table-cell>
          <table:table-cell office:value-type="float" office:value="0" calcext:value-type="float">
            <text:p>0</text:p>
          </table:table-cell>
          <table:table-cell office:value-type="float" office:value="0.053" calcext:value-type="float">
            <text:p>0.0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warm.py:148(add_adjustmen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warm.py:155(Separatio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355" calcext:value-type="float">
            <text:p>11355</text:p>
          </table:table-cell>
          <table:table-cell office:value-type="float" office:value="0.023" calcext:value-type="float">
            <text:p>0.023</text:p>
          </table:table-cell>
          <table:table-cell office:value-type="float" office:value="0" calcext:value-type="float">
            <text:p>0</text:p>
          </table:table-cell>
          <table:table-cell office:value-type="float" office:value="0.513" calcext:value-type="float">
            <text:p>0.5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warm.py:158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400" calcext:value-type="float">
            <text:p>11400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warm.py:16(random_rang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9541" calcext:value-type="float">
            <text:p>29541</text:p>
          </table:table-cell>
          <table:table-cell office:value-type="float" office:value="0.089" calcext:value-type="float">
            <text:p>0.089</text:p>
          </table:table-cell>
          <table:table-cell office:value-type="float" office:value="0" calcext:value-type="float">
            <text:p>0</text:p>
          </table:table-cell>
          <table:table-cell office:value-type="float" office:value="0.332" calcext:value-type="float">
            <text:p>0.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warm.py:162(accumulat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355" calcext:value-type="float">
            <text:p>11355</text:p>
          </table:table-cell>
          <table:table-cell office:value-type="float" office:value="0.109" calcext:value-type="float">
            <text:p>0.109</text:p>
          </table:table-cell>
          <table:table-cell office:value-type="float" office:value="0" calcext:value-type="float">
            <text:p>0</text:p>
          </table:table-cell>
          <table:table-cell office:value-type="float" office:value="0.201" calcext:value-type="float">
            <text:p>0.2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warm.py:169(add_adjustmen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warm.py:177(Attractio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355" calcext:value-type="float">
            <text:p>11355</text:p>
          </table:table-cell>
          <table:table-cell office:value-type="float" office:value="0.235" calcext:value-type="float">
            <text:p>0.235</text:p>
          </table:table-cell>
          <table:table-cell office:value-type="float" office:value="0" calcext:value-type="float">
            <text:p>0</text:p>
          </table:table-cell>
          <table:table-cell office:value-type="float" office:value="0.351" calcext:value-type="float">
            <text:p>0.3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warm.py:180(add_adjustmen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warm.py:205(Constrain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355" calcext:value-type="float">
            <text:p>11355</text:p>
          </table:table-cell>
          <table:table-cell office:value-type="float" office:value="0.042" calcext:value-type="float">
            <text:p>0.042</text:p>
          </table:table-cell>
          <table:table-cell office:value-type="float" office:value="0" calcext:value-type="float">
            <text:p>0</text:p>
          </table:table-cell>
          <table:table-cell office:value-type="float" office:value="0.495" calcext:value-type="float">
            <text:p>0.4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warm.py:208(add_adjustmen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warm.py:217(Boid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warm.py:222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warm.py:23(random_vecto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355" calcext:value-type="float">
            <text:p>11355</text:p>
          </table:table-cell>
          <table:table-cell office:value-type="float" office:value="0.681" calcext:value-type="float">
            <text:p>0.681</text:p>
          </table:table-cell>
          <table:table-cell office:value-type="float" office:value="0" calcext:value-type="float">
            <text:p>0</text:p>
          </table:table-cell>
          <table:table-cell office:value-type="float" office:value="5.438" calcext:value-type="float">
            <text:p>5.4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warm.py:244(calc_v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355" calcext:value-type="float">
            <text:p>11355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float" office:value="0.073" calcext:value-type="float">
            <text:p>0.0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warm.py:272(limit_speed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355" calcext:value-type="float">
            <text:p>11355</text:p>
          </table:table-cell>
          <table:table-cell office:value-type="float" office:value="0.088" calcext:value-type="float">
            <text:p>0.088</text:p>
          </table:table-cell>
          <table:table-cell office:value-type="float" office:value="0" calcext:value-type="float">
            <text:p>0</text:p>
          </table:table-cell>
          <table:table-cell office:value-type="float" office:value="0.377" calcext:value-type="float">
            <text:p>0.3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warm.py:286(updat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warm.py:30(&lt;listcomp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warm.py:310(Attracto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warm.py:314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57" calcext:value-type="float">
            <text:p>757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warm.py:326(&lt;lambda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57" calcext:value-type="float">
            <text:p>757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warm.py:327(&lt;lambda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57" calcext:value-type="float">
            <text:p>757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warm.py:328(&lt;lambda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57" calcext:value-type="float">
            <text:p>7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warm.py:330(set_po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57" calcext:value-type="float">
            <text:p>757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warm.py:333(step_path_equatio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warm.py:34(rand_point_in_cub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warm.py:344(CentOfMas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warm.py:348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57" calcext:value-type="float">
            <text:p>757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warm.py:362(se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warm.py:379(Swarm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string" calcext:value-type="string">
            <text:p>Swarm.py:386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16" calcext:value-type="float">
            <text:p>0.16</text:p>
          </table:table-cell>
          <table:table-cell office:value-type="string" calcext:value-type="string">
            <text:p>Swarm.py:4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57" calcext:value-type="float">
            <text:p>757</text:p>
          </table:table-cell>
          <table:table-cell office:value-type="float" office:value="0.059" calcext:value-type="float">
            <text:p>0.059</text:p>
          </table:table-cell>
          <table:table-cell office:value-type="float" office:value="0" calcext:value-type="float">
            <text:p>0</text:p>
          </table:table-cell>
          <table:table-cell office:value-type="float" office:value="6.036" calcext:value-type="float">
            <text:p>6.036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Swarm.py:410(updat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902" calcext:value-type="float">
            <text:p>40902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warm.py:57(normalis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warm.py:66(Cub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warm.py:71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warm.py:88(Rul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065" calcext:value-type="float">
            <text:p>34065</text:p>
          </table:table-cell>
          <table:table-cell office:value-type="float" office:value="0.061" calcext:value-type="float">
            <text:p>0.061</text:p>
          </table:table-cell>
          <table:table-cell office:value-type="float" office:value="0" calcext:value-type="float">
            <text:p>0</text:p>
          </table:table-cell>
          <table:table-cell office:value-type="float" office:value="1.333" calcext:value-type="float">
            <text:p>1.3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warm.py:93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.747" calcext:value-type="float">
            <text:p>14.747</text:p>
          </table:table-cell>
          <table:table-cell office:value-type="string" calcext:value-type="string">
            <text:p>SwarmMain.py:1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SwarmMain.py:20(load_config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.006" calcext:value-type="float">
            <text:p>0.006</text:p>
          </table:table-cell>
          <table:table-cell table:number-columns-repeated="2" office:value-type="float" office:value="14.292" calcext:value-type="float">
            <text:p>14.292</text:p>
          </table:table-cell>
          <table:table-cell office:value-type="string" calcext:value-type="string">
            <text:p>SwarmMain.py:55(mai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warmMain.py:74(&lt;lambda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SwarmMain.py:78(&lt;listcomp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57" calcext:value-type="float">
            <text:p>757</text:p>
          </table:table-cell>
          <table:table-cell office:value-type="float" office:value="0.285" calcext:value-type="float">
            <text:p>0.285</text:p>
          </table:table-cell>
          <table:table-cell office:value-type="float" office:value="0" calcext:value-type="float">
            <text:p>0</text:p>
          </table:table-cell>
          <table:table-cell office:value-type="float" office:value="7.844" calcext:value-type="float">
            <text:p>7.844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warmRender.py:105(draw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57" calcext:value-type="float">
            <text:p>757</text:p>
          </table:table-cell>
          <table:table-cell office:value-type="float" office:value="0.016" calcext:value-type="float">
            <text:p>0.016</text:p>
          </table:table-cell>
          <table:table-cell office:value-type="float" office:value="0" calcext:value-type="float">
            <text:p>0</text:p>
          </table:table-cell>
          <table:table-cell office:value-type="float" office:value="0.273" calcext:value-type="float">
            <text:p>0.2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warmRender.py:150(draw_axe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869" calcext:value-type="float">
            <text:p>12869</text:p>
          </table:table-cell>
          <table:table-cell office:value-type="float" office:value="0.094" calcext:value-type="float">
            <text:p>0.094</text:p>
          </table:table-cell>
          <table:table-cell office:value-type="float" office:value="0" calcext:value-type="float">
            <text:p>0</text:p>
          </table:table-cell>
          <table:table-cell office:value-type="float" office:value="7.002" calcext:value-type="float">
            <text:p>7.002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SwarmRender.py:164(render_model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981" calcext:value-type="float">
            <text:p>24981</text:p>
          </table:table-cell>
          <table:table-cell office:value-type="float" office:value="0.521" calcext:value-type="float">
            <text:p>0.521</text:p>
          </table:table-cell>
          <table:table-cell office:value-type="float" office:value="0" calcext:value-type="float">
            <text:p>0</text:p>
          </table:table-cell>
          <table:table-cell office:value-type="float" office:value="6.841" calcext:value-type="float">
            <text:p>6.8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warmRender.py:183(draw_model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57" calcext:value-type="float">
            <text:p>757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6.039" calcext:value-type="float">
            <text:p>6.039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SwarmRender.py:212(updat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warmRender.py:219(OBJModel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SwarmRender.py:224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warmRender.py:241(clea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SwarmRender.py:247(load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warmRender.py:280(Window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48" calcext:value-type="float">
            <text:p>0.048</text:p>
          </table:table-cell>
          <table:table-cell office:value-type="string" calcext:value-type="string">
            <text:p>SwarmRender.py:285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warmRender.py:302(on_resiz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57" calcext:value-type="float">
            <text:p>757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7.847" calcext:value-type="float">
            <text:p>7.847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warmRender.py:320(on_draw)</text:p>
          </table:table-cell>
          <table:table-cell table:number-columns-repeated="7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warmRender.py:344(on_mouse_drag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57" calcext:value-type="float">
            <text:p>757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6.045" calcext:value-type="float">
            <text:p>6.045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SwarmRender.py:356(updat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warmRender.py:41(rand_colou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warmRender.py:45(World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28" calcext:value-type="float">
            <text:p>0.28</text:p>
          </table:table-cell>
          <table:table-cell office:value-type="string" calcext:value-type="string">
            <text:p>SwarmRender.py:5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26" calcext:value-type="float">
            <text:p>0.026</text:p>
          </table:table-cell>
          <table:table-cell office:value-type="string" calcext:value-type="string">
            <text:p>SwarmRender.py:50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config__.py:3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future__.py:48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future__.py:78(_Featur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future__.py:79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234" calcext:value-type="float">
            <text:p>0.234</text:p>
          </table:table-cell>
          <table:table-cell office:value-type="float" office:value="0.023" calcext:value-type="float">
            <text:p>0.023</text:p>
          </table:table-cell>
          <table:table-cell office:value-type="string" calcext:value-type="string">
            <text:p>__init__.py:1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__init__.py:10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105(XlibExceptio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1050(_StderrHandl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1056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156" calcext:value-type="float">
            <text:p>0.156</text:p>
          </table:table-cell>
          <table:table-cell office:value-type="string" calcext:value-type="string">
            <text:p>__init__.py:106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106(__len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106(with_metaclas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1074(PlaceHold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1080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110(XlibMouseCurso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_init__.py:1110(_event_motionnotify_view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1116(Manag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1121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1132(getLogg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118(RT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1183(_fixupParent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string" calcext:value-type="string">
            <text:p>__init__.py:1189(_event_clientmessag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120(XlibWindow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57" calcext:value-type="float">
            <text:p>757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_init__.py:1202(_sync_resiz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1213(_event_butto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923" calcext:value-type="float">
            <text:p>923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7.865" calcext:value-type="float">
            <text:p>7.865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__init__.py:1218(dispatch_even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1224(Logg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39" calcext:value-type="float">
            <text:p>0.039</text:p>
          </table:table-cell>
          <table:table-cell office:value-type="string" calcext:value-type="string">
            <text:p>__init__.py:123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1239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1241(_event_expos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1250(_event_enternotify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1251(setLevel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1269(info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1270(_event_leavenotify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1278(_event_configurenotify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.149" calcext:value-type="float">
            <text:p>14.149</text:p>
          </table:table-cell>
          <table:table-cell office:value-type="string" calcext:value-type="string">
            <text:p>__init__.py:130(ru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131(metaclas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132(ContextExceptio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134(__new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135(ConfigExceptio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14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142(WindowExceptio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142(_check_siz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1427(addHandl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147(NoSuchDisplayExceptio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6" calcext:value-type="float">
            <text:p>0.006</text:p>
          </table:table-cell>
          <table:table-cell office:value-type="string" calcext:value-type="string">
            <text:p>__init__.py:15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1501(getEffectiveLevel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1515(isEnabledFo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152(NoSuchConfigExceptio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4" calcext:value-type="float">
            <text:p>0.044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__init__.py:152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154(py_objec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1542(RootLogg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1548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1556(LoggerAdapt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158(NoSuchScreenModeExceptio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.003" calcext:value-type="float">
            <text:p>0.003</text:p>
          </table:table-cell>
          <table:table-cell table:number-columns-repeated="2" office:value-type="float" office:value="0.018" calcext:value-type="float">
            <text:p>0.018</text:p>
          </table:table-cell>
          <table:table-cell office:value-type="string" calcext:value-type="string">
            <text:p>__init__.py:159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163(c_shor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164(MouseCursorExceptio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1653(FPSDisplay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167(c_ushor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169(MouseCurso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171(c_long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175(c_ulong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71" calcext:value-type="float">
            <text:p>2271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0.232" calcext:value-type="float">
            <text:p>0.2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_init__.py:176(draw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1774(getLogg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1780(get_platform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1792(Platform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182(_checkLevel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_init__.py:1826(get_default_display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184(c_in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188(c_uin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1902(NullHandl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192(c_floa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194(DefaultMouseCurso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196(c_doubl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199(ImageMouseCurso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string" calcext:value-type="string">
            <text:p>__init__.py:2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__init__.py:200(_creat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35" calcext:value-type="float">
            <text:p>0.035</text:p>
          </table:table-cell>
          <table:table-cell office:value-type="string" calcext:value-type="string">
            <text:p>__init__.py:200(_create_shadow_window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200(c_longdoubl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9962" calcext:value-type="float">
            <text:p>49962</text:p>
          </table:table-cell>
          <table:table-cell office:value-type="float" office:value="3.544" calcext:value-type="float">
            <text:p>3.544</text:p>
          </table:table-cell>
          <table:table-cell office:value-type="float" office:value="0" calcext:value-type="float">
            <text:p>0</text:p>
          </table:table-cell>
          <table:table-cell office:value-type="float" office:value="5.964" calcext:value-type="float">
            <text:p>5.9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_init__.py:210(draw_indexed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211(_acquireLock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220(_releaseLock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221(c_ubyt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224(_choose_darwin_platform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228(c_byt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231(LogRecord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232(RenameImpor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233(c_cha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234(_PlatformEventHandl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238(c_char_p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string" calcext:value-type="string">
            <text:p>__init__.py:24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24(with_metaclas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241(Py2Fix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242(_read_environmen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244(c_void_p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249(c_bool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250(_event_wrapp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252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254(c_wchar_p)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259(_ViewEventHandl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259(c_wcha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262(_reset_cach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264(_WindowMetaclas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268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279(BaseWindow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string" calcext:value-type="string">
            <text:p>__init__.py:3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302(hook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312(Batch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314(CDLL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55" calcext:value-type="float">
            <text:p>0.055</text:p>
          </table:table-cell>
          <table:table-cell office:value-type="string" calcext:value-type="string">
            <text:p>__init__.py:33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_init__.py:331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341(_FuncPt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__init__.py:35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__init__.py:356(namedtupl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94" calcext:value-type="float">
            <text:p>309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_init__.py:357(__getattr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94" calcext:value-type="float">
            <text:p>3094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_init__.py:364(__getitem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370(PercentStyl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370(PyDLL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370(_ModuleProxy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373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76" calcext:value-type="float">
            <text:p>776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31" calcext:value-type="float">
            <text:p>0.0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_init__.py:376(__getattr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376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__init__.py:38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385(StrFormatStyl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71" calcext:value-type="float">
            <text:p>77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_init__.py:390(__setattr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394(StringTemplateStyl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4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2" calcext:value-type="float">
            <text:p>0.012</text:p>
          </table:table-cell>
          <table:table-cell office:value-type="string" calcext:value-type="string">
            <text:p>__init__.py:40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401(suspend_hook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string" calcext:value-type="string">
            <text:p>__init__.py:41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410(LibraryLoad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411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.001" calcext:value-type="float">
            <text:p>0.001</text:p>
          </table:table-cell>
          <table:table-cell office:value-type="string" calcext:value-type="string">
            <text:p>__init__.py:411(_map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418(Formatt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419(&lt;genexpr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421(&lt;genexpr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4" calcext:value-type="float">
            <text:p>0.044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__init__.py:423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_init__.py:424(LoadLibrary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441(_unmap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441(install_aliase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" calcext:value-type="float">
            <text:p>0.029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__init__.py:45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457(hook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462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49" calcext:value-type="float">
            <text:p>1249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_init__.py:47(create_string_buff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475(PYFUNCTYP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476(CFunctionTyp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string" calcext:value-type="string">
            <text:p>__init__.py:476(clos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477(suspend_hook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7" calcext:value-type="float">
            <text:p>0.007</text:p>
          </table:table-cell>
          <table:table-cell office:value-type="string" calcext:value-type="string">
            <text:p>__init__.py:48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5021" calcext:value-type="float">
            <text:p>55021</text:p>
          </table:table-cell>
          <table:table-cell office:value-type="float" office:value="0.144" calcext:value-type="float">
            <text:p>0.144</text:p>
          </table:table-cell>
          <table:table-cell office:value-type="float" office:value="0" calcext:value-type="float">
            <text:p>0</text:p>
          </table:table-cell>
          <table:table-cell office:value-type="float" office:value="0.144" calcext:value-type="float">
            <text:p>0.1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_init__.py:483(cas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49(metaclas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67" calcext:value-type="float">
            <text:p>767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_init__.py:497(switch_to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57" calcext:value-type="float">
            <text:p>757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float" office:value="0.068" calcext:value-type="float">
            <text:p>0.0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_init__.py:501(flip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__init__.py:516(set_captio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52(__new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525(set_wm_clas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553(_update_view_siz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557(get_siz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2" calcext:value-type="float">
            <text:p>0.052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__init__.py:59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591(BufferingFormatt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591(activat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__init__.py:595(set_visibl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601(Group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602(set_minimum_siz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606(set_maximum_siz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609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617(set_mouse_platform_visibl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633(Filt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string" calcext:value-type="string">
            <text:p>__init__.py:64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_init__.py:64(get_display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652(_update_exclusivity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655(NullGroup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667(TextureGroup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67(mwmhints_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670(Filter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675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36" calcext:value-type="float">
            <text:p>0.036</text:p>
          </table:table-cell>
          <table:table-cell office:value-type="string" calcext:value-type="string">
            <text:p>__init__.py:7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706(OrderedGroup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750" calcext:value-type="float">
            <text:p>275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_init__.py:73(CFUNCTYP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737(exclude_local_folder_import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742(_addHandlerRef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string" calcext:value-type="string">
            <text:p>__init__.py:749(on_clos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75(AppExceptio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752(Handl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761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763(clos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78(WeakSe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783(_set_wm_normal_hint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57" calcext:value-type="float">
            <text:p>757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_init__.py:783(draw_mouse_curso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790(createLock)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_init__.py:793(_set_text_property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817(_set_atoms_property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82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56" calcext:value-type="float">
            <text:p>0.056</text:p>
          </table:table-cell>
          <table:table-cell office:value-type="string" calcext:value-type="string">
            <text:p>__init__.py:85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85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860(setFormatt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862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872(__getitem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872(display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string" calcext:value-type="string">
            <text:p>__init__.py:88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88(add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888(config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53" calcext:value-type="float">
            <text:p>305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_init__.py:896(contex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900(dispatch_pending_event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91(remov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__init__.py:912(dispatch_platform_even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_init__.py:917(heigh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_init__.py:919(dispatch_platform_event_view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.002" calcext:value-type="float">
            <text:p>0.002</text:p>
          </table:table-cell>
          <table:table-cell table:number-columns-repeated="2" office:value-type="float" office:value="0.276" calcext:value-type="float">
            <text:p>0.276</text:p>
          </table:table-cell>
          <table:table-cell office:value-type="string" calcext:value-type="string">
            <text:p>__init__.py:92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924(_translate_modifier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937(StreamHandl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946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988(FileHandl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56" calcext:value-type="float">
            <text:p>5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99(CFunctionTyp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25" calcext:value-type="float">
            <text:p>1525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_init__.py:99(__iter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bootlocale.py:23(getpreferredencoding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bootlocale.py:5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collections_abc.py:592(ge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collections_abc.py:599(__contains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compat_pickle.py:165(&lt;genexpr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compat_pickle.py:167(&lt;genexpr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compat_pickle.py:9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compression.py:1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compression.py:33(DecompressRead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compression.py:9(BaseStream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datasource.py:154(DataSourc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datasource.py:35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datasource.py:50(_FileOpener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datasource.py:504(Repository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datasource.py:74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distributor_init.py:10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endian.py:1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endian.py:23(_swapped_meta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endian.py:46(BigEndianStructur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globals.py:17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globals.py:33(ModuleDeprecationWarning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globals.py:45(VisibleDeprecationWarning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globals.py:56(_NoValu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import_tools.py:1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import_tools.py:340(PackageLoaderDebug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import_tools.py:9(PackageLoad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inspect.py:133(strseq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inspect.py:142(formatargspec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inspect.py:144(&lt;lambda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inspect.py:145(&lt;lambda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inspect.py:146(&lt;lambda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inspect.py:15(ismethod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inspect.py:28(isfunctio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inspect.py:43(iscod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inspect.py:67(getarg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inspect.py:7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inspect.py:98(getargspec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internal.py:200(dummy_ctyp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internal.py:210(_getintp_ctyp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internal.py:233(_missing_ctype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internal.py:240(_ctype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8" calcext:value-type="float">
            <text:p>0.018</text:p>
          </table:table-cell>
          <table:table-cell office:value-type="string" calcext:value-type="string">
            <text:p>_internal.py:6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internal.py:671(TooHardErro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internal.py:674(AxisErro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internal.py:703(_ufunc_doc_signature_formatt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internal.py:714(&lt;genexpr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iotools.py:155(LineSplitt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iotools.py:251(NameValidato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iotools.py:3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iotools.py:445(ConverterErro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iotools.py:453(ConverterLockErro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iotools.py:461(ConversionWarning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iotools.py:474(StringConvert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methods.py:5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polybase.py:19(ABCPolyBas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polybase.py:8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version.py:18(NumpyVersio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version.py:7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74" calcext:value-type="float">
            <text:p>774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weakrefset.py:16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74" calcext:value-type="float">
            <text:p>77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weakrefset.py:20(__enter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74" calcext:value-type="float">
            <text:p>774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weakrefset.py:26(__ex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weakrefset.py:36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weakrefset.py:38(_remov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weakrefset.py:52(_commit_removal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weakrefset.py:58(__iter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weakrefset.py:70(__contains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weakrefset.py:81(add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c.py:132(__new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bc.py:135(&lt;setcomp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bc.py:151(register)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17-06-11" calcext:value-type="date">
            <text:p>11/06/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bc.py:194(__subclasscheck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bc.py:9(abstractmethod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129" calcext:value-type="float">
            <text:p>0.129</text:p>
          </table:table-cell>
          <table:table-cell office:value-type="string" calcext:value-type="string">
            <text:p>add_newdocs.py:10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llocation.py:48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llocation.py:81(AllocatorMemoryExceptio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llocation.py:93(Allocato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rgparse.py:1010(_HelpActio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rgparse.py:1029(_VersionActio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rgparse.py:1055(_SubParsersActio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rgparse.py:1057(_ChoicesPseudoActio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rgparse.py:1151(FileTyp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rgparse.py:118(_AttributeHold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rgparse.py:1205(Namespac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rgparse.py:1225(_ActionsContain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rgparse.py:153(HelpFormatt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rgparse.py:1532(_ArgumentGroup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rgparse.py:1566(_MutuallyExclusiveGroup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rgparse.py:1586(ArgumentPars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rgparse.py:203(_Sectio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argparse.py:62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rgparse.py:642(RawDescriptionHelpFormatt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rgparse.py:653(RawTextHelpFormatt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rgparse.py:664(ArgumentDefaultsHelpFormatt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rgparse.py:681(MetavarTypeHelpFormatt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rgparse.py:714(ArgumentErro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rgparse.py:734(ArgumentTypeErro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rgparse.py:743(Actio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rgparse.py:834(_StoreActio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rgparse.py:869(_StoreConstActio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rgparse.py:892(_StoreTrueActio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rgparse.py:909(_StoreFalseActio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rgparse.py:926(_AppendActio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rgparse.py:963(_AppendConstActio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rgparse.py:989(_CountActio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rraypad.py:5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rrayprint.py:368(_recursive_guard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rrayprint.py:378(decorating_functio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string" calcext:value-type="string">
            <text:p>arrayprint.py:5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rrayprint.py:602(FloatForma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rrayprint.py:711(IntegerForma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rrayprint.py:731(LongFloatForma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rrayprint.py:761(LongComplexForma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rrayprint.py:772(ComplexForma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rrayprint.py:789(DatetimeForma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rrayprint.py:810(TimedeltaForma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rrayprint.py:837(SubArrayForma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rrayprint.py:847(StructureForma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rraysetops.py:27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rrayterator.py:20(Arrayterato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rrayterator.py:9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st.py:221(NodeVisito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st.py:258(NodeTransform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st.py:26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base.py:1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ase.py:100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ase.py:108(get_gl_attribute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ase.py:115(&lt;listcomp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string" calcext:value-type="string">
            <text:p>base.py:117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.149" calcext:value-type="float">
            <text:p>14.149</text:p>
          </table:table-cell>
          <table:table-cell office:value-type="string" calcext:value-type="string">
            <text:p>base.py:122(ru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base.py:130(get_best_config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ase.py:146(is_complet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.007" calcext:value-type="float">
            <text:p>0.007</text:p>
          </table:table-cell>
          <table:table-cell table:number-columns-repeated="2" office:value-type="float" office:value="14.149" calcext:value-type="float">
            <text:p>14.149</text:p>
          </table:table-cell>
          <table:table-cell office:value-type="string" calcext:value-type="string">
            <text:p>base.py:148(_ru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ase.py:166(CanvasConfig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ase.py:178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ase.py:205(ObjectSpac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ase.py:206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ase.py:21(PlatformEventLoop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ase.py:212(Contex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ase.py:212(_legacy_setup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ase.py:246(&lt;lambda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60" calcext:value-type="float">
            <text:p>760</text:p>
          </table:table-cell>
          <table:table-cell office:value-type="float" office:value="0.019" calcext:value-type="float">
            <text:p>0.019</text:p>
          </table:table-cell>
          <table:table-cell office:value-type="float" office:value="0" calcext:value-type="float">
            <text:p>0</text:p>
          </table:table-cell>
          <table:table-cell office:value-type="float" office:value="14.083" calcext:value-type="float">
            <text:p>14.083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base.py:249(idl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ase.py:256(&lt;lambda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ase.py:26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ase.py:265(&lt;lambda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ase.py:267(ScreenMod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ase.py:27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ase.py:270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ase.py:283(attach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61" calcext:value-type="float">
            <text:p>761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e.py:288(_get_has_exi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ase.py:290(detach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70" calcext:value-type="float">
            <text:p>770</text:p>
          </table:table-cell>
          <table:table-cell office:value-type="float" office:value="0.007" calcext:value-type="float">
            <text:p>0.007</text:p>
          </table:table-cell>
          <table:table-cell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e.py:293(set_curren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ase.py:294(_set_has_exi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61" calcext:value-type="float">
            <text:p>76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e.py:300(has_exi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ase.py:313(has_exi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ase.py:314(Canva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ase.py:317(exi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ase.py:322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base.py:326(destroy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ase.py:348(on_window_clos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ase.py:67(get_default_scree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ase.py:82(Scree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ase.py:85(star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ase.py:87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ase.py:9(Config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ase.py:9(Display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ase.py:95(stop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ase.py:99(EventLoop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asestring.py:12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asestring.py:24(BaseBaseString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asestring.py:25(__instancecheck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asestring.py:33(basestring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tm_matcher.py:17(BMNod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tm_matcher.py:26(BottomMatch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tm_matcher.py:6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tm_utils.py:1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tm_utils.py:16(MinNod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z2.py:31(BZ2Fil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bz2.py:5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string" calcext:value-type="string">
            <text:p>case.py:1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ase.py:127(_BaseTestCaseContex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ase.py:1306(_deprecat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ase.py:1328(FunctionTestCas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ase.py:136(_AssertRaisesBaseContex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ase.py:1386(_SubTes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ase.py:179(_AssertRaisesContex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ase.py:216(_AssertWarnsContex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ase.py:24(SkipTes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ase.py:273(_CapturingHandl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ase.py:292(_AssertLogsContex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ase.py:32(_ShouldStop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ase.py:336(TestCas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ase.py:37(_UnexpectedSucces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ase.py:43(_Outcom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hebyshev.py:2036(Chebyshev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hebyshev.py:87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string" calcext:value-type="string">
            <text:p>clock.py:140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lock.py:172(_ClockBas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lock.py:179(_ScheduledItem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lock.py:188(_ScheduledIntervalItem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lock.py:192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lock.py:207(Clock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lock.py:236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60" calcext:value-type="float">
            <text:p>76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ck.py:262(update_tim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60" calcext:value-type="float">
            <text:p>760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office:value-type="float" office:value="6.058" calcext:value-type="float">
            <text:p>6.058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clock.py:287(call_scheduled_function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60" calcext:value-type="float">
            <text:p>760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ck.py:441(get_sleep_tim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lock.py:487(set_fps_limi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lock.py:532(_get_nearest_t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lock.py:548(_get_soft_next_t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lock.py:549(take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lock.py:636(schedule_interval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lock.py:740(get_defaul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lock.py:837(schedule_interval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lock.py:906(ClockDisplay)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decs.py:259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decs.py:308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decs.py:318(decod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decs.py:330(getstat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mpat.py:38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76" calcext:value-type="float">
            <text:p>1276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at.py:71(asbyte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9423" calcext:value-type="float">
            <text:p>29423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at.py:75(&lt;genexpr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956" calcext:value-type="float">
            <text:p>956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at.py:85(asst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figparser.py:1015(&lt;dictcomp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figparser.py:1110(_join_multiline_value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figparser.py:1128(_unify_value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figparser.py:1176(converter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figparser.py:1181(ConfigPars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figparser.py:1200(SafeConfigPars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figparser.py:1213(SectionProxy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figparser.py:1216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figparser.py:1228(__getitem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figparser.py:1283(ConverterMapping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figparser.py:1293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figparser.py:1335(__iter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string" calcext:value-type="string">
            <text:p>configparser.py:139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figparser.py:166(Erro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figparser.py:179(NoSectionErro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figparser.py:188(DuplicateSectionErro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figparser.py:214(DuplicateOptionErro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figparser.py:241(NoOptionErro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figparser.py:252(InterpolationErro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figparser.py:262(InterpolationMissingOptionErro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figparser.py:274(InterpolationSyntaxErro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figparser.py:282(InterpolationDepthErro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figparser.py:295(ParsingErro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figparser.py:338(MissingSectionHeaderErro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figparser.py:358(Interpolatio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figparser.py:367(before_read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figparser.py:374(BasicInterpolatio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figparser.py:391(before_ge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figparser.py:404(_interpolate_som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figparser.py:446(ExtendedInterpolatio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figparser.py:520(LegacyInterpolatio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configparser.py:558(RawConfigPars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figparser.py:599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figparser.py:662(has_sectio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configparser.py:678(read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52/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figparser.py:762(ge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figparser.py:870(optionxform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figparser.py:873(has_optio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figparser.py:954(__getitem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configparser.py:988(_read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textlib.py:103(contextmanag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py.py:125(_copy_with_constructor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10825/17</text:p>
          </table:table-cell>
          <table:table-cell office:value-type="float" office:value="0.014" calcext:value-type="float">
            <text:p>0.014</text:p>
          </table:table-cell>
          <table:table-cell office:value-type="float" office:value="0" calcext:value-type="float">
            <text:p>0</text:p>
          </table:table-cell>
          <table:table-cell office:value-type="float" office:value="0.026" calcext:value-type="float">
            <text:p>0.026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copy.py:137(deepcopy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706" calcext:value-type="float">
            <text:p>10706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py.py:192(_deepcopy_atomic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py.py:214(_deepcopy_lis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py.py:222(_deepcopy_tupl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py.py:223(&lt;listcomp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copy.py:239(_deepcopy_dic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py.py:253(_keep_aliv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" calcext:value-type="float">
            <text:p>0.026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copy.py:269(_reconstruc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py.py:67(copy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pyreg.py:12(pickl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pyreg.py:22(constructo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pyreg.py:87(__newobj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pyreg.py:96(_slotname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re.py:1001(_MaskedBinaryOperatio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re.py:1021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re.py:1153(_DomainedBinaryOperatio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re.py:1174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re.py:124(doc_not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re.py:143(get_object_signatur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re.py:160(MAErro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re.py:168(MaskErro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re.py:200(&lt;listcomp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re.py:202(&lt;listcomp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string" calcext:value-type="string">
            <text:p>core.py:21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re.py:2400(_MaskedPrintOptio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re.py:2406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re.py:2569(_arraymethod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re.py:2617(MaskedIterato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re.py:2731(MaskedArray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re.py:6046(mvoid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re.py:6248(MaskedConstan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re.py:6255(__new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re.py:6258(__array_finalize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re.py:6361(_extrema_operatio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re.py:6370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re.py:6482(_frommethod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re.py:6493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re.py:6498(getdoc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re.py:7960(_convert2ma)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re.py:7973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re.py:7978(getdoc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re.py:826(_DomainCheckInterval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re.py:835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re.py:851(_DomainTa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re.py:859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re.py:869(_DomainSafeDivid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re.py:875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re.py:890(_DomainGreat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re.py:896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re.py:906(_DomainGreaterEqual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re.py:912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re.py:922(_MaskedUnaryOperatio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re.py:93(MaskedArrayFutureWarning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re.py:940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typeslib.py:177(_ndpt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typeslib.py:330(prep_simpl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typeslib.py:51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ursorfont.py:36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atetime.py:1005(tim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atetime.py:1030(__new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atetime.py:1311(datetim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atetime.py:1319(__new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atetime.py:1815(timezon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atetime.py:1838(_creat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atetime.py:247(_check_int_field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atetime.py:264(_check_date_field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atetime.py:277(_check_time_field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atetime.py:292(_check_tzinfo_arg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atetime.py:319(timedelta)</text:p>
          </table:table-cell>
          <table:table-cell table:number-columns-repeated="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atetime.py:338(__new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atetime.py:40(_days_before_yea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atetime.py:45(_days_in_month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string" calcext:value-type="string">
            <text:p>datetime.py:5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atetime.py:513(__neg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atetime.py:641(dat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atetime.py:671(__new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atetime.py:935(tzinfo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string" calcext:value-type="string">
            <text:p>decorators.py:15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efchararray.py:1669(chararray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efchararray.py:17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defmatrix.py:1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efmatrix.py:174(matrix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ifflib.py:1703(HtmlDiff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difflib.py:27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ifflib.py:43(SequenceMatch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ifflib.py:751(Diff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dis.py:1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is.py:166(Instructio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is.py:405(Bytecod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6" calcext:value-type="float">
            <text:p>0.036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driver.py:109(load_gramma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8" calcext:value-type="float">
            <text:p>0.008</text:p>
          </table:table-cell>
          <table:table-cell office:value-type="string" calcext:value-type="string">
            <text:p>driver.py:12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river.py:137(_new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river.py:29(Driv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insumfunc.py:4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num.py:1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num.py:121(&lt;setcomp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num.py:140(&lt;genexpr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num.py:16(_is_dund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um.py:215(__call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num.py:24(_is_sund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num.py:260(__getattr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num.py:285(__members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num.py:301(__setattr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um.py:314(_create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num.py:361(_get_mixins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num.py:40(_EnumDic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num.py:406(_find_new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num.py:453(Enum)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num.py:47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num.py:51(__setitem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enum.py:532(_conver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num.py:547(&lt;dictcomp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num.py:556(IntEnum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num.py:8(_is_descripto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num.py:82(EnumMeta)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num.py:84(__prepare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um.py:88(__new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num.py:99(&lt;dictcomp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vent.py:137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vent.py:149(EventExceptio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vent.py:154(EventDispatch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vent.py:162(register_event_typ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vent.py:232(set_handler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926/925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float" office:value="7.861" calcext:value-type="float">
            <text:p>7.861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event.py:320(dispatch_even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vent.py:38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vent.py:425(even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vent.py:51(WindowExitHandl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vent.py:74(WindowEventLogg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xtras.py:10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xtras.py:1453(MAxisConcatenato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xtras.py:1478(mr_clas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xtras.py:1494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xtras.py:218(_fromnxfunctio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xtras.py:238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xtras.py:242(getdoc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xtras.py:273(_fromnxfunction_singl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xtras.py:291(_fromnxfunction_seq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xtras.py:304(_fromnxfunction_arg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xtras.py:329(_fromnxfunction_allarg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fftpack.py:32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inancial.py:10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38" calcext:value-type="float">
            <text:p>0.038</text:p>
          </table:table-cell>
          <table:table-cell office:value-type="string" calcext:value-type="string">
            <text:p>fixer_util.py:1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ixer_util.py:21(LPare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ixer_util.py:24(RPare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nmatch.py:11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ormat.py:149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fromnumeric.py:3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unction_base.py:1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unction_base.py:2527(vectoriz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75" calcext:value-type="float">
            <text:p>2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unction_base.py:4519(add_newdoc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unctools.py:391(lru_cach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unctools.py:422(decorating_functio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unctools.py:43(update_wrapp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unctools.py:73(wrap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enericpath.py:111(_splitex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enericpath.py:16(exist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tlimits.py:26(_fr1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string" calcext:value-type="string">
            <text:p>getlimits.py:3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etlimits.py:305(finfo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etlimits.py:455(iinfo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etlimits.py:507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etlimits.py:532(max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etlimits.py:62(MachArLik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tlimits.py:65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etlimits.py:69(&lt;lambda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tlimits.py:70(&lt;lambda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.001" calcext:value-type="float">
            <text:p>0.001</text:p>
          </table:table-cell>
          <table:table-cell table:number-columns-repeated="2" office:value-type="float" office:value="0.006" calcext:value-type="float">
            <text:p>0.006</text:p>
          </table:table-cell>
          <table:table-cell office:value-type="string" calcext:value-type="string">
            <text:p>gl.py:38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928" calcext:value-type="float">
            <text:p>928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_info.py:102(&lt;genexpr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l_info.py:111(remove_active_contex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l_info.py:150(have_versio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l_info.py:170(&lt;listcomp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l_info.py:175(get_render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l_info.py:56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l_info.py:69(GLInfo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72" calcext:value-type="float">
            <text:p>772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_info.py:87(set_active_contex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.004" calcext:value-type="float">
            <text:p>0.004</text:p>
          </table:table-cell>
          <table:table-cell table:number-columns-repeated="2" office:value-type="float" office:value="0.054" calcext:value-type="float">
            <text:p>0.054</text:p>
          </table:table-cell>
          <table:table-cell office:value-type="string" calcext:value-type="string">
            <text:p>glext_arb.py:38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lext_arb.py:3939(struct___GLsync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lext_arb.py:3946(struct___GLsync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lext_arb.py:7093(struct__cl_contex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lext_arb.py:7100(struct__cl_even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lext_arb.py:7110(struct__cl_contex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lext_arb.py:7117(struct__cl_even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lext_arb.py:7124(struct__cl_contex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lext_arb.py:7131(struct__cl_even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lu.py:207(struct_GLUnurb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lu.py:214(struct_GLUnurb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lu.py:222(struct_GLUquadric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lu.py:229(struct_GLUquadric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lu.py:237(struct_GLUtesselato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lu.py:244(struct_GLUtesselato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glu.py:38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lu_info.py:57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lu_info.py:69(GLUInfo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70" calcext:value-type="float">
            <text:p>77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u_info.py:85(set_active_contex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lx.py:146(struct___GLXcontextRec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lx.py:153(struct___GLXcontextRec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lx.py:164(struct___GLXFBConfigRec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lx.py:171(struct___GLXFBConfigRec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7" calcext:value-type="float">
            <text:p>0.017</text:p>
          </table:table-cell>
          <table:table-cell office:value-type="string" calcext:value-type="string">
            <text:p>glx.py:37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lx.py:493(struct_anon_111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lx.py:526(struct___GLXEven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lx_info.py:117(get_client_versio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lx_info.py:125(get_extension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x_info.py:129(have_extensio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lx_info.py:52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lx_info.py:63(GLXInfoExceptio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lx_info.py:66(GLXInfo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lx_info.py:67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lx_info.py:74(set_display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lx_info.py:77(check_display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glx_info.py:81(have_versio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lx_info.py:89(&lt;listcomp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lx_info.py:90(&lt;listcomp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x_info.py:98(get_server_versio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lxext_arb.py:296(struct___GLXFBConfigRec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lxext_arb.py:303(struct___GLXFBConfigRec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lxext_arb.py:313(struct_anon_106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string" calcext:value-type="string">
            <text:p>glxext_arb.py:38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lxext_arb.py:590(struct_anon_107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lxext_arb.py:601(struct_anon_108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lxext_arb.py:616(struct_anon_109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lxext_arb.py:641(struct_anon_110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lxext_mesa.py:36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7" calcext:value-type="float">
            <text:p>0.007</text:p>
          </table:table-cell>
          <table:table-cell office:value-type="string" calcext:value-type="string">
            <text:p>grammar.py:13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rammar.py:22(Gramma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rammar.py:76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rammar.py:98(copy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string" calcext:value-type="string">
            <text:p>hashlib.py:53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hashlib.py:98(__get_openssl_constructo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helper.py:230(_FFTCach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helper.py:251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helper.py:4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hermite.py:1810(Hermit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hermite.py:59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hermite_e.py:1807(Hermite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hermite_e.py:59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mp.py:114(NullImport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mp.py:133(_HackedGetData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mp.py:161(_LoadSourceCompatibility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mp.py:180(_LoadCompiledCompatibility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mp.py:7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7" calcext:value-type="float">
            <text:p>0.007</text:p>
          </table:table-cell>
          <table:table-cell office:value-type="string" calcext:value-type="string">
            <text:p>index_tricks.py:1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ndex_tricks.py:159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ndex_tricks.py:231(AxisConcatenato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ndex_tricks.py:241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9098" calcext:value-type="float">
            <text:p>59098</text:p>
          </table:table-cell>
          <table:table-cell office:value-type="float" office:value="0.627" calcext:value-type="float">
            <text:p>0.627</text:p>
          </table:table-cell>
          <table:table-cell office:value-type="float" office:value="0" calcext:value-type="float">
            <text:p>0</text:p>
          </table:table-cell>
          <table:table-cell office:value-type="float" office:value="2.345" calcext:value-type="float">
            <text:p>2.3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dex_tricks.py:247(__getitem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ndex_tricks.py:356(RClas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ndex_tricks.py:451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ndex_tricks.py:456(CClas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ndex_tricks.py:481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ndex_tricks.py:486(ndenumerat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ndex_tricks.py:536(ndindex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ndex_tricks.py:614(IndexExpressio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ndex_tricks.py:658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ndex_tricks.py:98(nd_grid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nfo.py:156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nfo.py:184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nfo.py:34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nfo.py:83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nfo.py:86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nspect.py:158(isfunctio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nspect.py:2341(_void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nspect.py:2345(_empty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nspect.py:2349(_ParameterKind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nspect.py:2367(Paramet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nspect.py:2504(BoundArgument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nspect.py:259(isbuilti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nspect.py:2634(Signatur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nspect.py:268(isroutin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6" calcext:value-type="float">
            <text:p>0.006</text:p>
          </table:table-cell>
          <table:table-cell office:value-type="string" calcext:value-type="string">
            <text:p>inspect.py:27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nspect.py:854(EndOfBlock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nspect.py:856(BlockFind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nstruments.py:4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key.py:61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key.py:70(KeyStateHandl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laguerre.py:1760(Laguerr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laguerre.py:59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legendre.py:1790(Legendr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legendre.py:83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lib.py:105(LibraryLoad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3" calcext:value-type="float">
            <text:p>0.033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lib.py:106(load_library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71" calcext:value-type="float">
            <text:p>197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b.py:124(decorate_functio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lib.py:170(MachOLibraryLoad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lib.py:288(LinuxLibraryLoad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b.py:292(_find_lib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lib.py:336(find_library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87" calcext:value-type="float">
            <text:p>0.087</text:p>
          </table:table-cell>
          <table:table-cell office:value-type="string" calcext:value-type="string">
            <text:p>lib.py:36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75" calcext:value-type="float">
            <text:p>0.075</text:p>
          </table:table-cell>
          <table:table-cell office:value-type="string" calcext:value-type="string">
            <text:p>lib.py:37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lib.py:52(MissingFunctionExceptio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649" calcext:value-type="float">
            <text:p>6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lib.py:61(missing_functio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lib.py:66(_TraceFunctio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lib.py:76(c_void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lib.py:82(GLExceptio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lib.py:82(_TraceLibrary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47512" calcext:value-type="float">
            <text:p>547512</text:p>
          </table:table-cell>
          <table:table-cell office:value-type="float" office:value="0.752" calcext:value-type="float">
            <text:p>0.752</text:p>
          </table:table-cell>
          <table:table-cell office:value-type="float" office:value="0" calcext:value-type="float">
            <text:p>0</text:p>
          </table:table-cell>
          <table:table-cell office:value-type="float" office:value="1.159" calcext:value-type="float">
            <text:p>1.1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b.py:85(errcheck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86" calcext:value-type="float">
            <text:p>0.086</text:p>
          </table:table-cell>
          <table:table-cell office:value-type="string" calcext:value-type="string">
            <text:p>lib_glx.py:36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61" calcext:value-type="float">
            <text:p>2561</text:p>
          </table:table-cell>
          <table:table-cell office:value-type="float" office:value="0.027" calcext:value-type="float">
            <text:p>0.027</text:p>
          </table:table-cell>
          <table:table-cell office:value-type="float" office:value="0" calcext:value-type="float">
            <text:p>0</text:p>
          </table:table-cell>
          <table:table-cell office:value-type="float" office:value="0.065" calcext:value-type="float">
            <text:p>0.0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b_glx.py:63(link_GL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b_glx.py:85(link_GLU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string" calcext:value-type="string">
            <text:p>linalg.py:10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6188" calcext:value-type="float">
            <text:p>286188</text:p>
          </table:table-cell>
          <table:table-cell office:value-type="float" office:value="0.079" calcext:value-type="float">
            <text:p>0.079</text:p>
          </table:table-cell>
          <table:table-cell office:value-type="float" office:value="0" calcext:value-type="float">
            <text:p>0</text:p>
          </table:table-cell>
          <table:table-cell office:value-type="float" office:value="0.109" calcext:value-type="float">
            <text:p>0.1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nalg.py:111(isComplexTyp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6188" calcext:value-type="float">
            <text:p>286188</text:p>
          </table:table-cell>
          <table:table-cell office:value-type="float" office:value="1.064" calcext:value-type="float">
            <text:p>1.064</text:p>
          </table:table-cell>
          <table:table-cell office:value-type="float" office:value="0" calcext:value-type="float">
            <text:p>0</text:p>
          </table:table-cell>
          <table:table-cell office:value-type="float" office:value="1.901" calcext:value-type="float">
            <text:p>1.9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nalg.py:2014(norm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linalg.py:43(LinAlgErro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linalg.py:76(_determine_error_state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string" calcext:value-type="string">
            <text:p>linecache.py:6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literals.py:4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loader.py:1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loader.py:23(_FailedTes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loader.py:66(TestLoad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loader.py:76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lzma.py:37(LZMAFil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lzma.py:9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char.py:17(MachA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char.py:7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6" calcext:value-type="float">
            <text:p>0.006</text:p>
          </table:table-cell>
          <table:table-cell office:value-type="string" calcext:value-type="string">
            <text:p>main.py:1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in.py:48(TestProgram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emmap.py:1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emmap.py:20(memmap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idiconstants.py:2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isc.py:1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ixins.py:1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ixins.py:20(_binary_method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ixins.py:30(_reflected_binary_method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ixins.py:40(_inplace_binary_method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ixins.py:48(_numeric_method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ixins.py:55(_unary_method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ixins.py:63(NDArrayOperatorsMixi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ouse.py:36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anfunctions.py:21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string" calcext:value-type="string">
            <text:p>noniterators.py:18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osetester.py:110(NoseTest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osetester.py:152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osetester.py:518(_numpy_test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osetester.py:6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string" calcext:value-type="string">
            <text:p>npyio.py:1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pyio.py:104(NpzFil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pyio.py:40(BagObj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ntpath.py:6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umbers.py:12(Numb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umbers.py:147(Real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umbers.py:267(Rational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umbers.py:294(Integral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umbers.py:32(Complex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numbers.py:6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6" calcext:value-type="float">
            <text:p>0.006</text:p>
          </table:table-cell>
          <table:table-cell office:value-type="string" calcext:value-type="string">
            <text:p>numeric.py:1(&lt;module&gt;)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17-06-12" calcext:value-type="date">
            <text:p>12/06/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umeric.py:1343(roll)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umeric.py:1412(&lt;dictcomp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umeric.py:1489(normalize_axis_tupl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umeric.py:1536(&lt;genexpr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umeric.py:1942(set_string_functio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umeric.py:2667(seter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umeric.py:2767(geter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umeric.py:2992(_unspecified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umeric.py:2997(errstat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umeric.py:3060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umeric.py:3064(__enter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umeric.py:3069(__ex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umeric.py:3075(_setdef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umeric.py:367(extend_all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umeric.py:374(&lt;listcomp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6188" calcext:value-type="float">
            <text:p>286188</text:p>
          </table:table-cell>
          <table:table-cell office:value-type="float" office:value="0.185" calcext:value-type="float">
            <text:p>0.185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meric.py:463(asarray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umeric.py:534(asanyarray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umeric.py:76(ComplexWarning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9098" calcext:value-type="float">
            <text:p>59098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merictypes.py:1015(&lt;listcomp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9098" calcext:value-type="float">
            <text:p>59098</text:p>
          </table:table-cell>
          <table:table-cell office:value-type="float" office:value="0.048" calcext:value-type="float">
            <text:p>0.048</text:p>
          </table:table-cell>
          <table:table-cell office:value-type="float" office:value="0" calcext:value-type="float">
            <text:p>0</text:p>
          </table:table-cell>
          <table:table-cell office:value-type="float" office:value="0.048" calcext:value-type="float">
            <text:p>0.0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merictypes.py:1016(&lt;listcomp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umerictypes.py:120(&lt;listcomp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umerictypes.py:127(english_low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umerictypes.py:154(english_upp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umerictypes.py:181(english_capitaliz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umerictypes.py:216(_evalnam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umerictypes.py:229(bitnam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umerictypes.py:285(_add_type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umerictypes.py:301(_add_aliase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umerictypes.py:338(_add_integer_aliase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umerictypes.py:379(_set_up_aliase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umerictypes.py:428(_construct_char_code_lookup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umerictypes.py:443(_add_array_typ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numerictypes.py:451(_set_array_type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umerictypes.py:765(_typedic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umerictypes.py:781(_construct_lookup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string" calcext:value-type="string">
            <text:p>numerictypes.py:82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8196" calcext:value-type="float">
            <text:p>118196</text:p>
          </table:table-cell>
          <table:table-cell office:value-type="float" office:value="0.702" calcext:value-type="float">
            <text:p>0.702</text:p>
          </table:table-cell>
          <table:table-cell office:value-type="float" office:value="0" calcext:value-type="float">
            <text:p>0</text:p>
          </table:table-cell>
          <table:table-cell office:value-type="float" office:value="0.949" calcext:value-type="float">
            <text:p>0.9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merictypes.py:942(_can_coerce_all)</text:p>
          </table:table-cell>
          <table:table-cell table:number-columns-repeated="7"/>
        </table:table-row>
        <table:table-row table:style-name="ro1">
          <table:table-cell/>
          <table:table-cell office:value-type="float" office:value="826920" calcext:value-type="float">
            <text:p>826920</text:p>
          </table:table-cell>
          <table:table-cell office:value-type="float" office:value="0.193" calcext:value-type="float">
            <text:p>0.193</text:p>
          </table:table-cell>
          <table:table-cell office:value-type="float" office:value="0" calcext:value-type="float">
            <text:p>0</text:p>
          </table:table-cell>
          <table:table-cell office:value-type="float" office:value="0.193" calcext:value-type="float">
            <text:p>0.1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merictypes.py:951(&lt;listcomp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umerictypes.py:957(_register_type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9098" calcext:value-type="float">
            <text:p>59098</text:p>
          </table:table-cell>
          <table:table-cell office:value-type="float" office:value="0.112" calcext:value-type="float">
            <text:p>0.112</text:p>
          </table:table-cell>
          <table:table-cell office:value-type="float" office:value="0" calcext:value-type="float">
            <text:p>0</text:p>
          </table:table-cell>
          <table:table-cell office:value-type="float" office:value="1.121" calcext:value-type="float">
            <text:p>1.1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merictypes.py:964(find_common_typ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olddict.py:17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olddict.py:28(BaseOldDic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olddict.py:33(olddic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oldstr.py:14(BaseOldSt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oldstr.py:3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oldstr.py:37(oldst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opcode.py:41(def_op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opcode.py:45(name_op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opcode.py:49(jrel_op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opcode.py:5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opcode.py:53(jabs_op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os.py:720(__getitem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os.py:728(__setitem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os.py:734(__delitem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os.py:796(encod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os.py:851(fsencod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os.py:864(fsdecod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arameters.py:15(SP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arameters.py:4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arameters.py:40(IP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arameters.py:7(DP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arse.py:11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arse.py:117(_ResultMixinSt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arse.py:125(_ResultMixinByte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arse.py:133(_NetlocResultMixinBas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arse.py:16(ParseErro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arse.py:165(_NetlocResultMixinSt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arse.py:195(_NetlocResultMixinByte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arse.py:237(DefragResul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arse.py:245(SplitResul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arse.py:250(ParseResul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arse.py:256(DefragResultByte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arse.py:264(SplitResultByte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arse.py:269(ParseResultByte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arse.py:27(Pars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arse.py:275(_fix_result_transcoding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string" calcext:value-type="string">
            <text:p>parse.py:28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arse.py:648(Quot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atcomp.py:29(PatternSyntaxErro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atcomp.py:43(PatternCompil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atcomp.py:9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6" calcext:value-type="float">
            <text:p>0.006</text:p>
          </table:table-cell>
          <table:table-cell office:value-type="string" calcext:value-type="string">
            <text:p>pathlib.py:1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athlib.py:107(_WindowsFlavou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athlib.py:119(&lt;genexpr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athlib.py:120(&lt;genexpr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athlib.py:126(&lt;setcomp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athlib.py:127(&lt;setcomp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athlib.py:1416(PosixPath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athlib.py:1419(WindowsPath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athlib.py:259(_PosixFlavou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athlib.py:361(_Accesso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athlib.py:366(_NormalAccesso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athlib.py:368(_wrap_strfunc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athlib.py:374(_wrap_binary_strfunc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athlib.py:44(_Flavou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athlib.py:468(_Selecto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athlib.py:48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athlib.py:489(_TerminatingSelecto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athlib.py:495(_PreciseSelecto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athlib.py:513(_WildcardSelecto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athlib.py:535(_RecursiveWildcardSelecto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athlib.py:574(_PathParent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athlib.py:602(PurePath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athlib.py:947(PurePosixPath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athlib.py:952(PureWindowsPath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athlib.py:960(Path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gen.py:10(ParserGenerato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gen.py:107(addfirstsets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100/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gen.py:115(calcfirs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pgen.py:12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pgen.py:145(pars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gen.py:169(make_dfa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gen.py:176(closure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173/81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gen.py:180(addclosur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gen.py:228(simplify_dfa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67/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gen.py:249(parse_rhs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385/14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gen.py:266(parse_al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pgen.py:27(make_grammar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699/28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gen.py:276(parse_item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617/317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gen.py:296(parse_atom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67" calcext:value-type="float">
            <text:p>4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gen.py:313(expec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36" calcext:value-type="float">
            <text:p>1336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gen.py:321(gettoke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gen.py:337(NFAStat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86" calcext:value-type="float">
            <text:p>118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gen.py:339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36" calcext:value-type="float">
            <text:p>1336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gen.py:342(addarc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gen.py:347(DFAStat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99" calcext:value-type="float">
            <text:p>599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gen.py:349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627" calcext:value-type="float">
            <text:p>6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gen.py:357(addarc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96" calcext:value-type="float">
            <text:p>1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gen.py:363(unifystat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681" calcext:value-type="float">
            <text:p>5681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gen.py:368(__eq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6" calcext:value-type="float">
            <text:p>0.036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pgen.py:384(generate_gramma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gen.py:5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gen.py:52(make_firs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67" calcext:value-type="float">
            <text:p>1267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gen.py:61(make_label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gen.py:7(PgenGramma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ickle.py:180(&lt;listcomp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ickle.py:183(_Fram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ickle.py:219(_Unfram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string" calcext:value-type="string">
            <text:p>pickle.py:24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ickle.py:344(_Pickl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ickle.py:63(PickleErro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ickle.py:67(PicklingErro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ickle.py:74(UnpicklingErro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ickle.py:87(_Stop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ickle.py:975(_Unpickl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string" calcext:value-type="string">
            <text:p>platform.py:10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olynomial.py:1601(Polynomial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olynomial.py:22(RankWarning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string" calcext:value-type="string">
            <text:p>polynomial.py:4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polynomial.py:56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olynomial.py:939(poly1d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olyutils.py:45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olyutils.py:58(RankWarning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olyutils.py:62(PolyErro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olyutils.py:66(PolyDomainErro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olyutils.py:79(PolyBas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osixpath.py:115(splitex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osixpath.py:145(dirnam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osixpath.py:318(normpath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osixpath.py:355(abspath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osixpath.py:39(_get_sep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osixpath.py:50(normcas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osixpath.py:61(isab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osixpath.py:71(joi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print.py:35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print.py:72(_safe_key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print.py:98(PrettyPrint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8" calcext:value-type="float">
            <text:p>0.008</text:p>
          </table:table-cell>
          <table:table-cell office:value-type="string" calcext:value-type="string">
            <text:p>py3k.py:4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ygram.py:20(Symbol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ygram.py:22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36" calcext:value-type="float">
            <text:p>0.036</text:p>
          </table:table-cell>
          <table:table-cell office:value-type="string" calcext:value-type="string">
            <text:p>pygram.py:4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ytree.py:11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ytree.py:208(Nod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ytree.py:318(Leaf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ytree.py:32(Bas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ytree.py:327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ytree.py:415(BasePatter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ytree.py:50(__new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ytree.py:501(LeafPatter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ytree.py:545(NodePatter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ytree.py:606(WildcardPatter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ytree.py:794(NegatedPatter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queue.py:1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queue.py:13(Empty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queue.py:17(Full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queue.py:199(_ini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queue.py:21(Queu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queue.py:214(PriorityQueu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queue.py:233(LifoQueu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queue.py:27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random.py:170(randrang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random.py:214(randin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random.py:220(_randbelow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string" calcext:value-type="string">
            <text:p>random.py:37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random.py:546(gaus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random.py:639(SystemRandom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random.py:68(Random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random.py:84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random.py:93(seed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re.py:160(match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re.py:170(search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" calcext:value-type="float">
            <text:p>0.0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.py:222(compil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re.py:240(escap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29" calcext:value-type="float">
            <text:p>0.0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.py:278(_compil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records.py:215(record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records.py:298(recarray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records.py:36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records.py:83(format_pars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refactor.py:170(FixerErro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refactor.py:174(RefactoringTool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refactor.py:46(_EveryNod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refactor.py:691(MultiprocessingUnsupported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refactor.py:695(MultiprocessRefactoringTool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49" calcext:value-type="float">
            <text:p>0.049</text:p>
          </table:table-cell>
          <table:table-cell office:value-type="string" calcext:value-type="string">
            <text:p>refactor.py:9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release.py:59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release.py:95(&lt;listcomp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resource.py:104(ResourceNotFoundExceptio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resource.py:113(get_script_hom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resource.py:195(Locatio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resource.py:220(FileLocatio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resource.py:237(ZIPLocatio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resource.py:265(URLLocatio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resource.py:288(Load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resource.py:303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resource.py:745(_DefaultLoad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resource.py:751(path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string" calcext:value-type="string">
            <text:p>resource.py:85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6" calcext:value-type="float">
            <text:p>0.006</text:p>
          </table:table-cell>
          <table:table-cell office:value-type="string" calcext:value-type="string">
            <text:p>result.py:1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result.py:12(failfas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result.py:24(TestResul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string" calcext:value-type="string">
            <text:p>runner.py:1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runner.py:120(TextTestRunn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runner.py:13(_WritelnDecorato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runner.py:29(TextTestResul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scales.py:1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cales.py:30(gen_rang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cimath.py:17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electors.py:205(_BaseSelectorImpl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electors.py:290(SelectSelecto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electors.py:343(PollSelecto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electors.py:394(EpollSelecto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selectors.py:5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electors.py:59(_SelectorMapping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electors.py:79(BaseSelecto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hape_base.py:1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hape_base.py:364(_Recurs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hutil.py:49(Erro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string" calcext:value-type="string">
            <text:p>shutil.py:5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hutil.py:52(SameFileErro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hutil.py:55(SpecialFileErro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hutil.py:59(ExecErro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hutil.py:62(ReadErro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hutil.py:65(RegistryErro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string" calcext:value-type="string">
            <text:p>signal.py:1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ignal.py:10(&lt;lambda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ignal.py:17(&lt;lambda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ignal.py:22(&lt;lambda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string" calcext:value-type="string">
            <text:p>signals.py:1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ignals.py:9(_InterruptHandl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compile.py:101(fixup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re_compile.py:221(_compile_charse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re_compile.py:248(_optimize_charse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compile.py:374(_mk_bitmap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compile.py:376(&lt;listcomp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compile.py:379(_bytes_to_code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8" calcext:value-type="float">
            <text:p>25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compile.py:386(_simpl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compile.py:391(_generate_overlap_tabl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re_compile.py:412(_compile_info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compile.py:513(isstring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re_compile.py:516(_cod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" calcext:value-type="float">
            <text:p>0.028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sre_compile.py:531(compile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564/53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re_compile.py:64(_compil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68" calcext:value-type="float">
            <text:p>5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parse.py:105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939" calcext:value-type="float">
            <text:p>9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parse.py:153(__len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38" calcext:value-type="float">
            <text:p>2538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re_parse.py:157(__getitem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8" calcext:value-type="float">
            <text:p>25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parse.py:161(__setitem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37" calcext:value-type="float">
            <text:p>1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re_parse.py:165(append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930/42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re_parse.py:167(getwidth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parse.py:217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689" calcext:value-type="float">
            <text:p>3689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re_parse.py:226(__nex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58" calcext:value-type="float">
            <text:p>13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re_parse.py:242(match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63" calcext:value-type="float">
            <text:p>306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re_parse.py:247(ge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parse.py:260(getuntil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44" calcext:value-type="float">
            <text:p>7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parse.py:276(tell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parse.py:278(seek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parse.py:312(_class_escap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parse.py:362(_escape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192/5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17" calcext:value-type="float">
            <text:p>0.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re_parse.py:429(_parse_sub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parse.py:473(&lt;listcomp&gt;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68/57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float" office:value="0.017" calcext:value-type="float">
            <text:p>0.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re_parse.py:491(_pars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parse.py:70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26" calcext:value-type="float">
            <text:p>3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parse.py:75(group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parse.py:78(opengroup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parse.py:797(fix_flag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re_parse.py:819(pars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re_parse.py:90(closegroup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tride_tricks.py:15(DummyArray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tride_tricks.py:7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string" calcext:value-type="string">
            <text:p>string.py:15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tring.py:174(Formatt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tring.py:55(_TemplateMetaclas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string" calcext:value-type="string">
            <text:p>string.py:65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tring.py:77(Templat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ubprocess.py:1004(_get_devnull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ubprocess.py:1374(_get_handle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subprocess.py:1428(_execute_child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ubprocess.py:1470(&lt;listcomp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ubprocess.py:1555(_handle_exitstatu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ubprocess.py:1570(_internal_poll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ubprocess.py:1605(_try_wai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ubprocess.py:1618(wai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string" calcext:value-type="string">
            <text:p>subprocess.py:356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ubprocess.py:371(SubprocessErro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ubprocess.py:374(CalledProcessErro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ubprocess.py:401(TimeoutExpired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ubprocess.py:503(_cleanup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ubprocess.py:629(CompletedProces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ubprocess.py:830(Pope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subprocess.py:834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ubprocess.py:979(__enter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ubprocess.py:982(__ex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ubprocess.py:994(__del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uite.py:1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uite.py:16(BaseTestSuit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uite.py:270(_ErrorHold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uite.py:317(_DebugResul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uite.py:92(TestSuit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arfile.py:1375(TarFil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arfile.py:2402(TarIt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arfile.py:267(TarErro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arfile.py:270(ExtractErro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arfile.py:273(ReadErro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arfile.py:276(CompressionErro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arfile.py:279(StreamErro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arfile.py:282(HeaderErro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arfile.py:285(EmptyHeaderErro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arfile.py:288(TruncatedHeaderErro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arfile.py:291(EOFHeaderErro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arfile.py:294(InvalidHeaderErro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arfile.py:297(SubsequentHeaderErro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tarfile.py:30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arfile.py:304(_LowLevelFil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arfile.py:328(_Stream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arfile.py:572(_StreamProxy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arfile.py:602(_FileInFil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arfile.py:706(ExFileObjec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arfile.py:717(TarInfo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empfile.py:24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empfile.py:275(_RandomNameSequenc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empfile.py:555(_TemporaryFileClos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empfile.py:598(_TemporaryFileWrapp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empfile.py:768(SpooledTemporaryFil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empfile.py:916(TemporaryDirectory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hreading.py:1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84" calcext:value-type="float">
            <text:p>0.084</text:p>
          </table:table-cell>
          <table:table-cell office:value-type="string" calcext:value-type="string">
            <text:p>threading.py:1022(joi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84" calcext:value-type="float">
            <text:p>0.084</text:p>
          </table:table-cell>
          <table:table-cell office:value-type="string" calcext:value-type="string">
            <text:p>threading.py:1060(_wait_for_tstate_lock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hreading.py:1085(nam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hreading.py:1118(daemo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hreading.py:1156(Tim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hreading.py:1186(_MainThread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hreading.py:1188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hreading.py:1205(_DummyThread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hreading.py:1224(current_thread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hreading.py:201(Conditio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hreading.py:213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hreading.py:237(__enter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hreading.py:240(__ex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hreading.py:246(_release_sav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hreading.py:249(_acquire_restor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hreading.py:252(_is_owned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hreading.py:261(wai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hreading.py:332(notify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hreading.py:355(notify_all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hreading.py:367(Semaphor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hreading.py:447(BoundedSemaphor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hreading.py:485(Even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hreading.py:496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62" calcext:value-type="float">
            <text:p>76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reading.py:504(is_se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hreading.py:510(se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hreading.py:521(clea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hreading.py:531(wai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hreading.py:564(Barri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hreading.py:718(BrokenBarrierErro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hreading.py:72(RLock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hreading.py:725(_newnam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hreading.py:736(Thread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hreading.py:755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hreading.py:826(star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hreading.py:85(_RLock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hreading.py:888(_set_iden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hreading.py:891(_set_tstate_lock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hreading.py:964(_stop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oken.py:1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oken.py:3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oken.py:74(&lt;dictcomp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okenize.py:111(group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okenize.py:112(any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okenize.py:113(mayb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okenize.py:150(TokenErro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okenize.py:152(StopTokenizing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okenize.py:183(Untokeniz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string" calcext:value-type="string">
            <text:p>tokenize.py:21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okenize.py:219(TokenErro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okenize.py:221(StopTokenizing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okenize.py:224(Untokeniz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7" calcext:value-type="float">
            <text:p>0.007</text:p>
          </table:table-cell>
          <table:table-cell office:value-type="string" calcext:value-type="string">
            <text:p>tokenize.py:26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69" calcext:value-type="float">
            <text:p>1469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enize.py:347(generate_token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okenize.py:37(&lt;listcomp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okenize.py:48(group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okenize.py:49(any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okenize.py:50(mayb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okenize.py:98(TokenInfo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string" calcext:value-type="string">
            <text:p>traceback.py:1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aceback.py:223(FrameSummary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aceback.py:310(StackSummary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aceback.py:403(TracebackExceptio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wodim_base.py:3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103" calcext:value-type="float">
            <text:p>0.103</text:p>
          </table:table-cell>
          <table:table-cell office:value-type="string" calcext:value-type="string">
            <text:p>type_check.py:3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ypes.py:120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ufunclike.py:14(_deprecate_out_named_y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ufunclike.py:5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util.py:1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" calcext:value-type="float">
            <text:p>0.028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util.py:209(_findSoname_ldconfig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" calcext:value-type="float">
            <text:p>0.028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util.py:250(find_library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utils.py:1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utils.py:118(deprecat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utils.py:1589(WarningMessag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utils.py:1622(WarningManag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utils.py:1849(IgnoreExceptio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utils.py:1890(clear_and_catch_warning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utils.py:1955(suppress_warning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8" calcext:value-type="float">
            <text:p>0.008</text:p>
          </table:table-cell>
          <table:table-cell office:value-type="string" calcext:value-type="string">
            <text:p>utils.py:4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utils.py:41(KnownFailureExceptio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utils.py:52(_set_function_nam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utils.py:57(_Deprecat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utils.py:69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utils.py:74(__call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utils.py:997(SafeEval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version.py:5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.002" calcext:value-type="float">
            <text:p>0.002</text:p>
          </table:table-cell>
          <table:table-cell table:number-columns-repeated="2" office:value-type="float" office:value="0.008" calcext:value-type="float">
            <text:p>0.008</text:p>
          </table:table-cell>
          <table:table-cell office:value-type="string" calcext:value-type="string">
            <text:p>vertexattribute.py:132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2233" calcext:value-type="float">
            <text:p>52233</text:p>
          </table:table-cell>
          <table:table-cell office:value-type="float" office:value="0.066" calcext:value-type="float">
            <text:p>0.066</text:p>
          </table:table-cell>
          <table:table-cell office:value-type="float" office:value="0" calcext:value-type="float">
            <text:p>0</text:p>
          </table:table-cell>
          <table:table-cell office:value-type="float" office:value="0.282" calcext:value-type="float">
            <text:p>0.2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rtexattribute.py:221(create_attribut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vertexattribute.py:265(AbstractAttribut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2233" calcext:value-type="float">
            <text:p>52233</text:p>
          </table:table-cell>
          <table:table-cell office:value-type="float" office:value="0.105" calcext:value-type="float">
            <text:p>0.105</text:p>
          </table:table-cell>
          <table:table-cell office:value-type="float" office:value="0" calcext:value-type="float">
            <text:p>0</text:p>
          </table:table-cell>
          <table:table-cell office:value-type="float" office:value="0.113" calcext:value-type="float">
            <text:p>0.1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rtexattribute.py:271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2233" calcext:value-type="float">
            <text:p>52233</text:p>
          </table:table-cell>
          <table:table-cell office:value-type="float" office:value="0.769" calcext:value-type="float">
            <text:p>0.769</text:p>
          </table:table-cell>
          <table:table-cell office:value-type="float" office:value="0" calcext:value-type="float">
            <text:p>0</text:p>
          </table:table-cell>
          <table:table-cell office:value-type="float" office:value="0.873" calcext:value-type="float">
            <text:p>0.8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rtexattribute.py:350(set_regio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vertexattribute.py:376(ColorAttribut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vertexattribute.py:392(EdgeFlagAttribut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vertexattribute.py:409(FogCoordAttribut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vertexattribute.py:424(NormalAttribut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vertexattribute.py:441(SecondaryColorAttribut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vertexattribute.py:457(TexCoordAttribut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vertexattribute.py:480(MultiTexCoordAttribut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vertexattribute.py:497(VertexAttribut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2233" calcext:value-type="float">
            <text:p>52233</text:p>
          </table:table-cell>
          <table:table-cell office:value-type="float" office:value="0.103" calcext:value-type="float">
            <text:p>0.103</text:p>
          </table:table-cell>
          <table:table-cell office:value-type="float" office:value="0" calcext:value-type="float">
            <text:p>0</text:p>
          </table:table-cell>
          <table:table-cell office:value-type="float" office:value="0.216" calcext:value-type="float">
            <text:p>0.2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rtexattribute.py:502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2233" calcext:value-type="float">
            <text:p>52233</text:p>
          </table:table-cell>
          <table:table-cell office:value-type="float" office:value="0.075" calcext:value-type="float">
            <text:p>0.075</text:p>
          </table:table-cell>
          <table:table-cell office:value-type="float" office:value="0" calcext:value-type="float">
            <text:p>0</text:p>
          </table:table-cell>
          <table:table-cell office:value-type="float" office:value="0.196" calcext:value-type="float">
            <text:p>0.1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rtexattribute.py:509(enabl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2233" calcext:value-type="float">
            <text:p>52233</text:p>
          </table:table-cell>
          <table:table-cell office:value-type="float" office:value="0.133" calcext:value-type="float">
            <text:p>0.133</text:p>
          </table:table-cell>
          <table:table-cell office:value-type="float" office:value="0" calcext:value-type="float">
            <text:p>0</text:p>
          </table:table-cell>
          <table:table-cell office:value-type="float" office:value="0.227" calcext:value-type="float">
            <text:p>0.2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rtexattribute.py:512(set_point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vertexattribute.py:516(GenericAttribut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vertexbuffer.py:123(AbstractBuff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vertexbuffer.py:207(AbstractMappabl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vertexbuffer.py:235(VertexArray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2233" calcext:value-type="float">
            <text:p>52233</text:p>
          </table:table-cell>
          <table:table-cell office:value-type="float" office:value="0.156" calcext:value-type="float">
            <text:p>0.156</text:p>
          </table:table-cell>
          <table:table-cell office:value-type="float" office:value="0" calcext:value-type="float">
            <text:p>0</text:p>
          </table:table-cell>
          <table:table-cell office:value-type="float" office:value="0.295" calcext:value-type="float">
            <text:p>0.2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rtexbuffer.py:246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2233" calcext:value-type="float">
            <text:p>52233</text:p>
          </table:table-cell>
          <table:table-cell office:value-type="float" office:value="0.105" calcext:value-type="float">
            <text:p>0.105</text:p>
          </table:table-cell>
          <table:table-cell office:value-type="float" office:value="0" calcext:value-type="float">
            <text:p>0</text:p>
          </table:table-cell>
          <table:table-cell office:value-type="float" office:value="0.105" calcext:value-type="float">
            <text:p>0.1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rtexbuffer.py:261(set_data_regio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vertexbuffer.py:285(VertexBufferObjec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vertexbuffer.py:375(MappableVertexBufferObjec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vertexbuffer.py:445(AbstractBufferRegio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.002" calcext:value-type="float">
            <text:p>0.002</text:p>
          </table:table-cell>
          <table:table-cell office:value-type="string" calcext:value-type="string">
            <text:p>vertexbuffer.py:46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vertexbuffer.py:465(VertexBufferObjectRegio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vertexbuffer.py:478(VertexArrayRegio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vertexbuffer.py:488(IndirectArrayRegio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2233" calcext:value-type="float">
            <text:p>52233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0.421" calcext:value-type="float">
            <text:p>0.4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rtexbuffer.py:95(create_mappable_buff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vertexdomain.py:152(VertexDomai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vertexdomain.py:336(VertexLis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.002" calcext:value-type="float">
            <text:p>0.002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string" calcext:value-type="string">
            <text:p>vertexdomain.py:57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vertexdomain.py:639(IndexedVertexDomai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vertexdomain.py:767(IndexedVertexLis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warnings.py:350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warnings.py:371(__enter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rnings.py:38(filterwarning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warnings.py:388(__ex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warnings.py:62(simplefilt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warnings.py:78(_add_filt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weakref.py:101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weakref.py:261(updat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weakref.py:325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63" calcext:value-type="float">
            <text:p>763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kref.py:342(_commit_removal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weakref.py:367(__len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weakref.py:377(__setitem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25" calcext:value-type="float">
            <text:p>1525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kref.py:416(key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weakref.py:451(pop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f86vmode.py:103(struct_anon_94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f86vmode.py:136(struct_anon_95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f86vmode.py:147(struct_anon_96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f86vmode.py:168(struct_anon_97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f86vmode.py:196(struct_anon_98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f86vmode.py:29(c_void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string" calcext:value-type="string">
            <text:p>xf86vmode.py:7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f86vmode.py:71(struct_anon_93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inerama.py:29(c_void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inerama.py:38(struct_anon_93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string" calcext:value-type="string">
            <text:p>xinerama.py:7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102(notify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103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1042(struct__XPrivat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1049(struct__XDisplay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60" calcext:value-type="float">
            <text:p>76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53" calcext:value-type="float">
            <text:p>0.0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lib.py:105(step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1056(struct__XPrivat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1063(struct__XPrivat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107(compatibl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1070(struct__XrmHashBucketRec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1077(struct__XDisplay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1132(struct_anon_37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114(is_complet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117(get_screen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1171(struct_anon_38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121(XlibCanvasConfig10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1210(struct_anon_39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1248(struct_anon_40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1291(struct_anon_41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1314(struct_anon_42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1333(struct_anon_43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1360(struct_anon_44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1391(struct_anon_45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1412(struct_anon_46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1431(struct_anon_47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1462(struct_anon_48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148(XlibCanvasConfig10ATI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1481(struct_anon_49)</text:p>
          </table:table-cell>
          <table:table-cell table:number-columns-repeated="7"/>
        </table:table-row>
        <table:table-row table:style-name="ro1">
          <table:table-cell/>
          <table:table-cell office:value-type="float" office:value="646" calcext:value-type="float">
            <text:p>646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lib.py:150(fileno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1502(struct_anon_50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1523(struct_anon_51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lib.py:153(selec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154(XlibCanvasConfig13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1542(struct_anon_52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1569(struct_anon_53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1602(struct_anon_54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1625(struct_anon_55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1646(struct_anon_56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1681(struct_anon_57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60" calcext:value-type="float">
            <text:p>76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lib.py:170(poll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1702(struct_anon_58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1723(struct_anon_59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173(XlibScree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lib.py:174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1746(struct_anon_60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176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1767(struct_anon_61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1794(struct_anon_62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xlib.py:180(get_matching_config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1819(struct_anon_63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1842(struct_anon_64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1853(struct_anon_65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186(get_visual_info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1877(struct_anon_66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xlib.py:189(create_contex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1900(struct_anon_67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1921(struct_anon_68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1938(struct_anon_69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1957(struct_anon_70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196(BaseXlibContex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xlib.py:197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1980(struct__XEven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2057(struct_anon_71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2076(struct_anon_72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2087(struct_anon_73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2126(struct_anon_74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2141(struct_anon_75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2152(struct_anon_76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2167(struct_anon_77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2186(struct_anon_78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2197(struct__XOM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22(XlibConfig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2204(struct__XOM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2212(struct__XOC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2219(struct__XOC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2227(struct__XOC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2234(struct__XOC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2242(struct_anon_79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225(set_vsync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2257(struct_anon_80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2272(struct_anon_81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2290(struct_anon_83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23(NoSuchDisplayExceptio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xlib.py:23(match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2301(struct_anon_84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2314(struct__XIM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2321(struct__XIM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2329(struct__XIC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2336(struct__XIC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2348(struct_anon_85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57" calcext:value-type="float">
            <text:p>757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lib.py:236(_wait_vsync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2374(struct_anon_86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2385(struct_anon_87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2406(struct__XIMTex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2413(struct_anon_88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243(XlibContext10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2435(struct__XIMPreeditStateNotifyCallbackStruc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2454(struct__XIMStringConversionTex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2461(struct_anon_89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2502(struct__XIMStringConversionCallbackStruc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251(XlibScreenMod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2519(struct__XIMPreeditDrawCallbackStruc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2539(struct__XIMPreeditCaretCallbackStruc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2556(struct__XIMStatusDrawCallbackStruc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2561(struct_anon_93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2577(struct__XIMHotKeyTrigg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2590(struct__XIMHotKeyTrigger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260(XlibCanva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2604(struct_anon_94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261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29(c_void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295(XlibContext13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xlib.py:296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xlib.py:315(attach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70" calcext:value-type="float">
            <text:p>770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0.034" calcext:value-type="float">
            <text:p>0.0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lib.py:325(set_curren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330(detach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xlib.py:344(destroy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57" calcext:value-type="float">
            <text:p>757</text:p>
          </table:table-cell>
          <table:table-cell office:value-type="float" office:value="0.055" calcext:value-type="float">
            <text:p>0.055</text:p>
          </table:table-cell>
          <table:table-cell office:value-type="float" office:value="0" calcext:value-type="float">
            <text:p>0</text:p>
          </table:table-cell>
          <table:table-cell office:value-type="float" office:value="0.056" calcext:value-type="float">
            <text:p>0.0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lib.py:353(flip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36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362(XlibContextARB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xlib.py:363(_create_glx_contex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6" calcext:value-type="float">
            <text:p>0.126</text:p>
          </table:table-cell>
          <table:table-cell office:value-type="float" office:value="0.063" calcext:value-type="float">
            <text:p>0.063</text:p>
          </table:table-cell>
          <table:table-cell office:value-type="string" calcext:value-type="string">
            <text:p>xlib.py:4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412(struct__XExtData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427(struct_anon_15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4322(struct__XrmHashBucketRec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442(struct_anon_16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4519(struct__XrmHashBucketRec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455(struct_anon_17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4631(struct__XrmHashBucketRec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4643(struct__XrmHashBucketRec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4709(struct_anon_95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4728(struct_anon_96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4738(struct_anon_97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4779(struct_anon_98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4819(struct_anon_99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4844(struct_anon_101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4863(struct_anon_102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4874(struct__XComposeStatu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4885(struct__XRegio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4892(struct__XRegio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4903(struct_anon_103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4941(struct_anon_104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508(struct__XGC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51(XlibSelectDevic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515(struct__XGC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523(struct_anon_18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546(struct_anon_19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559(struct_anon_20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582(struct__XDisplay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613(struct_anon_21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628(struct_anon_22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665(struct_anon_23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xlib.py:68(&lt;listcomp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.003" calcext:value-type="float">
            <text:p>0.003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string" calcext:value-type="string">
            <text:p>xlib.py:7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718(struct_anon_24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72(XlibDisplay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731(struct_anon_25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746(struct__XImag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75(NotificationDevic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76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766(struct_func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775(struct__XDisplay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80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646" calcext:value-type="float">
            <text:p>646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lib.py:80(fileno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812(struct_anon_26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82(BaseXlibCanvasConfig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83(se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833(struct_anon_27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852(struct_anon_28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867(struct_anon_29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878(struct_anon_30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893(struct_anon_31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912(struct_anon_32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60" calcext:value-type="float">
            <text:p>76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lib.py:92(poll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935(struct_anon_33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95(XlibEventLoop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956(struct_anon_34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96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969(struct_anon_35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980(struct__XDisplay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987(struct__XDisplay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995(struct_anon_36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23" calcext:value-type="float">
            <text:p>0.023</text:p>
          </table:table-cell>
          <table:table-cell office:value-type="string" calcext:value-type="string">
            <text:p>xlib_vidmoderestore.py:14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_vidmoderestore.py:43(ModePacke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sync.py:124(struct__XSyncValu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sync.py:216(struct__XSyncSystemCount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sync.py:229(struct_anon_96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sync.py:244(struct_anon_97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sync.py:255(struct_anon_98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sync.py:270(struct_anon_99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sync.py:299(struct_anon_100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sync.py:324(struct_anon_101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sync.py:345(struct_anon_102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6" calcext:value-type="float">
            <text:p>0.006</text:p>
          </table:table-cell>
          <table:table-cell office:value-type="string" calcext:value-type="string">
            <text:p>xsync.py:40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sync.py:63(c_void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zipfile.py:1722(PyZipFil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zipfile.py:295(ZipInfo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zipfile.py:43(BadZipFil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zipfile.py:47(LargeZipFil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zipfile.py:473(_ZipDecrypt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zipfile.py:5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zipfile.py:534(LZMACompresso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zipfile.py:557(LZMADecompresso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zipfile.py:653(_SharedFil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zipfile.py:674(_Tellabl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zipfile.py:694(ZipExtFil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zipfile.py:961(ZipFil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__new__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0xa3ee00}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_codecs.utf_8_decode}</text:p>
          </table:table-cell>
          <table:table-cell table:number-columns-repeated="5"/>
        </table:table-row>
        <table:table-row table:style-name="ro1">
          <table:table-cell/>
          <table:table-cell office:value-type="float" office:value="5616" calcext:value-type="float">
            <text:p>5616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_ctypes.POINTER}</text:p>
          </table:table-cell>
          <table:table-cell table:number-columns-repeated="5"/>
        </table:table-row>
        <table:table-row table:style-name="ro1">
          <table:table-cell/>
          <table:table-cell office:value-type="float" office:value="990" calcext:value-type="float">
            <text:p>99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_ctypes.byref}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_ctypes.dlopen}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55" calcext:value-type="float">
            <text:p>1255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_ctypes.pointer}</text:p>
          </table:table-cell>
          <table:table-cell table:number-columns-repeated="5"/>
        </table:table-row>
        <table:table-row table:style-name="ro1">
          <table:table-cell/>
          <table:table-cell office:value-type="float" office:value="52313" calcext:value-type="float">
            <text:p>52313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_ctypes.sizeof}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_hashlib.openssl_md5}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_hashlib.openssl_sha1}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_hashlib.openssl_sha224}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_hashlib.openssl_sha256}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_hashlib.openssl_sha384}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_hashlib.openssl_sha512}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112" calcext:value-type="float">
            <text:p>12112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_heapq.heappop}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113" calcext:value-type="float">
            <text:p>12113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_heapq.heappush}</text:p>
          </table:table-cell>
          <table:table-cell table:number-columns-repeated="5"/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_imp._fix_co_filename}</text:p>
          </table:table-cell>
          <table:table-cell table:number-columns-repeated="5"/>
        </table:table-row>
        <table:table-row table:style-name="ro1">
          <table:table-cell/>
          <table:table-cell office:value-type="float" office:value="722" calcext:value-type="float">
            <text:p>7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_imp.acquire_lock}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_imp.create_builtin}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039" calcext:value-type="float">
            <text:p>0.039</text:p>
          </table:table-cell>
          <table:table-cell office:value-type="float" office:value="0.003" calcext:value-type="float">
            <text:p>0.003</text:p>
          </table:table-cell>
          <table:table-cell office:value-type="float" office:value="0.042" calcext:value-type="float">
            <text:p>0.042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_imp.create_dynamic}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_imp.exec_builtin}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_imp.exec_dynamic}</text:p>
          </table:table-cell>
          <table:table-cell table:number-columns-repeated="5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_imp.is_builtin}</text:p>
          </table:table-cell>
          <table:table-cell table:number-columns-repeated="5"/>
        </table:table-row>
        <table:table-row table:style-name="ro1">
          <table:table-cell/>
          <table:table-cell office:value-type="float" office:value="232" calcext:value-type="float">
            <text:p>2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_imp.is_frozen}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65" calcext:value-type="float">
            <text:p>11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_imp.release_lock}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_locale.nl_langinfo}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_operator.index}</text:p>
          </table:table-cell>
          <table:table-cell table:number-columns-repeated="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_posixsubprocess.fork_exec}</text:p>
          </table:table-cell>
          <table:table-cell table:number-columns-repeated="5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_sre.compile}</text:p>
          </table:table-cell>
          <table:table-cell table:number-columns-repeated="5"/>
        </table:table-row>
        <table:table-row table:style-name="ro1">
          <table:table-cell/>
          <table:table-cell office:value-type="float" office:value="372" calcext:value-type="float">
            <text:p>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_sre.getlower}</text:p>
          </table:table-cell>
          <table:table-cell table:number-columns-repeated="5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_struct.calcsize}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_thread._set_sentinel}</text:p>
          </table:table-cell>
          <table:table-cell table:number-columns-repeated="5"/>
        </table:table-row>
        <table:table-row table:style-name="ro1">
          <table:table-cell/>
          <table:table-cell office:value-type="float" office:value="513" calcext:value-type="float">
            <text:p>5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_thread.allocate_lock}</text:p>
          </table:table-cell>
          <table:table-cell table:number-columns-repeated="5"/>
        </table:table-row>
        <table:table-row table:style-name="ro1">
          <table:table-cell/>
          <table:table-cell office:value-type="float" office:value="913" calcext:value-type="float">
            <text:p>9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_thread.get_ident}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_thread.start_new_thread}</text:p>
          </table:table-cell>
          <table:table-cell table:number-columns-repeated="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_warnings._filters_mutated}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_warnings.warn}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atexit.register}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26" calcext:value-type="float">
            <text:p>0.026</text:p>
          </table:table-cell>
          <table:table-cell office:value-type="float" office:value="0" calcext:value-type="float">
            <text:p>0</text:p>
          </table:table-cell>
          <table:table-cell office:value-type="float" office:value="0.036" calcext:value-type="float">
            <text:p>0.0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builtins.__build_class__}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355/2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311" calcext:value-type="float">
            <text:p>0.311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builtins.__import__}</text:p>
          </table:table-cell>
          <table:table-cell table:number-columns-repeated="5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builtins.abs}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builtins.any}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builtins.callable}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8" calcext:value-type="float">
            <text:p>3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builtins.chr}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.002" calcext:value-type="float">
            <text:p>0.002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builtins.compile}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builtins.dir}</text:p>
          </table:table-cell>
          <table:table-cell table:number-columns-repeated="5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builtins.divmod}</text:p>
          </table:table-cell>
          <table:table-cell table:number-columns-repeated="5"/>
        </table:table-row>
        <table:table-row table:style-name="ro1">
          <table:table-cell/>
          <table:table-cell office:value-type="float" office:value="809" calcext:value-type="float">
            <text:p>809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builtins.eval}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36/1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.747" calcext:value-type="float">
            <text:p>14.747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builtins.exec}</text:p>
          </table:table-cell>
          <table:table-cell table:number-columns-repeated="5"/>
        </table:table-row>
        <table:table-row table:style-name="ro1">
          <table:table-cell/>
          <table:table-cell office:value-type="float" office:value="6729" calcext:value-type="float">
            <text:p>6729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17" calcext:value-type="float">
            <text:p>0.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builtins.getattr}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3" calcext:value-type="float">
            <text:p>3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builtins.globals}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04075" calcext:value-type="float">
            <text:p>1204075</text:p>
          </table:table-cell>
          <table:table-cell office:value-type="float" office:value="0.126" calcext:value-type="float">
            <text:p>0.126</text:p>
          </table:table-cell>
          <table:table-cell office:value-type="float" office:value="0" calcext:value-type="float">
            <text:p>0</text:p>
          </table:table-cell>
          <table:table-cell office:value-type="float" office:value="0.126" calcext:value-type="float">
            <text:p>0.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builtins.hasattr}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047" calcext:value-type="float">
            <text:p>11047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builtins.id}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65" calcext:value-type="float">
            <text:p>0.065</text:p>
          </table:table-cell>
          <table:table-cell office:value-type="float" office:value="0" calcext:value-type="float">
            <text:p>0</text:p>
          </table:table-cell>
          <table:table-cell office:value-type="float" office:value="0.065" calcext:value-type="float">
            <text:p>0.0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builtins.isinstance}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73" calcext:value-type="float">
            <text:p>0.073</text:p>
          </table:table-cell>
          <table:table-cell office:value-type="float" office:value="0" calcext:value-type="float">
            <text:p>0</text:p>
          </table:table-cell>
          <table:table-cell office:value-type="float" office:value="0.073" calcext:value-type="float">
            <text:p>0.0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builtins.issubclass}</text:p>
          </table:table-cell>
          <table:table-cell table:number-columns-repeated="6"/>
        </table:table-row>
        <table:table-row table:style-name="ro1">
          <table:table-cell/>
          <table:table-cell office:value-type="float" office:value="602" calcext:value-type="float">
            <text:p>6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builtins.iter}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95" calcext:value-type="float">
            <text:p>0.095</text:p>
          </table:table-cell>
          <table:table-cell office:value-type="float" office:value="0" calcext:value-type="float">
            <text:p>0</text:p>
          </table:table-cell>
          <table:table-cell office:value-type="float" office:value="0.095" calcext:value-type="float">
            <text:p>0.0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builtins.len}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builtins.locals}</text:p>
          </table:table-cell>
          <table:table-cell table:number-columns-repeated="5"/>
        </table:table-row>
        <table:table-row table:style-name="ro1">
          <table:table-cell/>
          <table:table-cell office:value-type="float" office:value="922" calcext:value-type="float">
            <text:p>922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builtins.max}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688" calcext:value-type="float">
            <text:p>12688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builtins.min}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66" calcext:value-type="float">
            <text:p>20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builtins.next}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048" calcext:value-type="float">
            <text:p>29048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builtins.ord}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builtins.print}</text:p>
          </table:table-cell>
          <table:table-cell table:number-columns-repeated="5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builtins.repr}</text:p>
          </table:table-cell>
          <table:table-cell table:number-columns-repeated="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builtins.round}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99" calcext:value-type="float">
            <text:p>4099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builtins.setattr}</text:p>
          </table:table-cell>
          <table:table-cell table:number-columns-repeated="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builtins.sorted}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builtins.vars}</text:p>
          </table:table-cell>
          <table:table-cell table:number-columns-repeated="5"/>
        </table:table-row>
        <table:table-row table:style-name="ro1">
          <table:table-cell/>
          <table:table-cell office:value-type="float" office:value="430" calcext:value-type="float">
            <text:p>4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from_bytes}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io.open}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marshal.dumps}</text:p>
          </table:table-cell>
          <table:table-cell table:number-columns-repeated="5"/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office:value-type="float" office:value="0.032" calcext:value-type="float">
            <text:p>0.032</text:p>
          </table:table-cell>
          <table:table-cell office:value-type="float" office:value="0" calcext:value-type="float">
            <text:p>0</text:p>
          </table:table-cell>
          <table:table-cell office:value-type="float" office:value="0.032" calcext:value-type="float">
            <text:p>0.0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marshal.loads}</text:p>
          </table:table-cell>
          <table:table-cell table:number-columns-repeated="5"/>
        </table:table-row>
        <table:table-row table:style-name="ro1">
          <table:table-cell/>
          <table:table-cell office:value-type="float" office:value="22710" calcext:value-type="float">
            <text:p>2271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math.asin}</text:p>
          </table:table-cell>
          <table:table-cell table:number-columns-repeated="5"/>
        </table:table-row>
        <table:table-row table:style-name="ro1">
          <table:table-cell/>
          <table:table-cell office:value-type="float" office:value="781" calcext:value-type="float">
            <text:p>78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math.cos}</text:p>
          </table:table-cell>
          <table:table-cell table:number-columns-repeated="5"/>
        </table:table-row>
        <table:table-row table:style-name="ro1">
          <table:table-cell/>
          <table:table-cell office:value-type="float" office:value="22710" calcext:value-type="float">
            <text:p>2271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math.degrees}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math.exp}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math.log}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38" calcext:value-type="float">
            <text:p>1538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math.sin}</text:p>
          </table:table-cell>
          <table:table-cell table:number-columns-repeated="5"/>
        </table:table-row>
        <table:table-row table:style-name="ro1">
          <table:table-cell/>
          <table:table-cell office:value-type="float" office:value="22735" calcext:value-type="float">
            <text:p>22735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math.sqrt}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numpy.core.multiarray.add_docstring}</text:p>
          </table:table-cell>
          <table:table-cell table:number-columns-repeated="5"/>
        </table:table-row>
        <table:table-row table:style-name="ro1">
          <table:table-cell/>
          <table:table-cell office:value-type="float" office:value="463479" calcext:value-type="float">
            <text:p>463479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numpy.core.multiarray.array}</text:p>
          </table:table-cell>
          <table:table-cell table:number-columns-repeated="5"/>
        </table:table-row>
        <table:table-row table:style-name="ro1">
          <table:table-cell/>
          <table:table-cell office:value-type="float" office:value="59098" calcext:value-type="float">
            <text:p>59098</text:p>
          </table:table-cell>
          <table:table-cell office:value-type="float" office:value="0.136" calcext:value-type="float">
            <text:p>0.136</text:p>
          </table:table-cell>
          <table:table-cell office:value-type="float" office:value="0" calcext:value-type="float">
            <text:p>0</text:p>
          </table:table-cell>
          <table:table-cell office:value-type="float" office:value="0.136" calcext:value-type="float">
            <text:p>0.1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numpy.core.multiarray.concatenate}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6188" calcext:value-type="float">
            <text:p>286188</text:p>
          </table:table-cell>
          <table:table-cell office:value-type="float" office:value="0.251" calcext:value-type="float">
            <text:p>0.251</text:p>
          </table:table-cell>
          <table:table-cell office:value-type="float" office:value="0" calcext:value-type="float">
            <text:p>0</text:p>
          </table:table-cell>
          <table:table-cell office:value-type="float" office:value="0.251" calcext:value-type="float">
            <text:p>0.2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numpy.core.multiarray.dot}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numpy.core.multiarray.empty_like}</text:p>
          </table:table-cell>
          <table:table-cell table:number-columns-repeated="5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numpy.core.multiarray.empty}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numpy.core.multiarray.normalize_axis_index}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numpy.core.multiarray.set_string_function}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numpy.core.multiarray.set_typeDict}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numpy.core.umath.geterrobj}</text:p>
          </table:table-cell>
          <table:table-cell table:number-columns-repeated="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numpy.core.umath.seterrobj}</text:p>
          </table:table-cell>
          <table:table-cell table:number-columns-repeated="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ix.WEXITSTATUS}</text:p>
          </table:table-cell>
          <table:table-cell table:number-columns-repeated="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ix.WIFEXITED}</text:p>
          </table:table-cell>
          <table:table-cell table:number-columns-repeated="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ix.WIFSIGNALED}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ix.close}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ix.getcwd}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ix.getpid}</text:p>
          </table:table-cell>
          <table:table-cell table:number-columns-repeated="5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ix.listdir}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ix.open}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ix.pipe}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ix.putenv}</text:p>
          </table:table-cell>
          <table:table-cell table:number-columns-repeated="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ix.read}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ix.replace}</text:p>
          </table:table-cell>
          <table:table-cell table:number-columns-repeated="5"/>
        </table:table-row>
        <table:table-row table:style-name="ro1">
          <table:table-cell/>
          <table:table-cell office:value-type="float" office:value="987" calcext:value-type="float">
            <text:p>987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ix.stat}</text:p>
          </table:table-cell>
          <table:table-cell table:number-columns-repeated="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ix.uname}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ix.unsetenv}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ix.urandom}</text:p>
          </table:table-cell>
          <table:table-cell table:number-columns-repeated="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ix.waitpid}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ix.write}</text:p>
          </table:table-cell>
          <table:table-cell table:number-columns-repeated="5"/>
        </table:table-row>
        <table:table-row table:style-name="ro1">
          <table:table-cell/>
          <table:table-cell office:value-type="float" office:value="646" calcext:value-type="float">
            <text:p>646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select.select}</text:p>
          </table:table-cell>
          <table:table-cell table:number-columns-repeated="5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sys._getframe}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sys.getfilesystemencoding}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23" calcext:value-type="float">
            <text:p>1523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time.time}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function</text:p>
          </table:table-cell>
          <table:table-cell office:value-type="string" calcext:value-type="string">
            <text:p>Random.seed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0x7f460f7f6840}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__contains__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frozenset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__enter__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_thread.lock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__exit__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_thread.lock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__reduce_ex__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object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__subclasses__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type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__subclasshook__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object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_is_owned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_thread.RLock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768" calcext:value-type="float">
            <text:p>768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acquire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_thread.RLock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84" calcext:value-type="float">
            <text:p>0.084</text:p>
          </table:table-cell>
          <table:table-cell office:value-type="float" office:value="0.011" calcext:value-type="float">
            <text:p>0.011</text:p>
          </table:table-cell>
          <table:table-cell office:value-type="float" office:value="0.084" calcext:value-type="float">
            <text:p>0.084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acquire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_thread.lock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991" calcext:value-type="float">
            <text:p>99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add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set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append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collections.deque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617429" calcext:value-type="float">
            <text:p>617429</text:p>
          </table:table-cell>
          <table:table-cell office:value-type="float" office:value="0.066" calcext:value-type="float">
            <text:p>0.066</text:p>
          </table:table-cell>
          <table:table-cell office:value-type="float" office:value="0" calcext:value-type="float">
            <text:p>0</text:p>
          </table:table-cell>
          <table:table-cell office:value-type="float" office:value="0.066" calcext:value-type="float">
            <text:p>0.0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append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list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759" calcext:value-type="float">
            <text:p>75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appendleft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collections.deque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7205" calcext:value-type="float">
            <text:p>177205</text:p>
          </table:table-cell>
          <table:table-cell office:value-type="float" office:value="0.114" calcext:value-type="float">
            <text:p>0.114</text:p>
          </table:table-cell>
          <table:table-cell office:value-type="float" office:value="0" calcext:value-type="float">
            <text:p>0</text:p>
          </table:table-cell>
          <table:table-cell office:value-type="float" office:value="0.114" calcext:value-type="float">
            <text:p>0.1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astype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numpy.ndarray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bit_length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int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cast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memoryview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clear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dict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close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_io.BufferedReader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close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_io.TextIOWrapper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copy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dict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copy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numpy.ndarray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963" calcext:value-type="float">
            <text:p>9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decode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bytes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disable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_lsprof.Profiler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discard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set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encode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str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endswith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str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extend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bytearray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97" calcext:value-type="float">
            <text:p>2697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extend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list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find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bytearray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find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str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format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str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608" calcext:value-type="float">
            <text:p>24608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get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dict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get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mappingproxy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getrandbits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_random.Random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group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_sre.SRE_Match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699" calcext:value-type="float">
            <text:p>699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index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list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insert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list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76" calcext:value-type="float">
            <text:p>20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isalpha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str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isidentifier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str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isupper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str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items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collections.OrderedDict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3833" calcext:value-type="float">
            <text:p>38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items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dict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58" calcext:value-type="float">
            <text:p>2858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join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str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keys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dict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locked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_thread.lock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lower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bytes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lower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str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20" calcext:value-type="float">
            <text:p>302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match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_sre.SRE_Pattern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mro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type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open_port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_rtmidi.MidiBase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partition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str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699" calcext:value-type="float">
            <text:p>6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pop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collections.deque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5535" calcext:value-type="float">
            <text:p>55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pop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dict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pop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list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452" calcext:value-type="float">
            <text:p>11452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random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_random.Random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6194" calcext:value-type="float">
            <text:p>286194</text:p>
          </table:table-cell>
          <table:table-cell office:value-type="float" office:value="0.204" calcext:value-type="float">
            <text:p>0.204</text:p>
          </table:table-cell>
          <table:table-cell office:value-type="float" office:value="0" calcext:value-type="float">
            <text:p>0</text:p>
          </table:table-cell>
          <table:table-cell office:value-type="float" office:value="0.204" calcext:value-type="float">
            <text:p>0.2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ravel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numpy.ndarray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read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_io.BufferedReader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read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_io.FileIO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readline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_io.TextIOWrapper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readlines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_io._IOBase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768" calcext:value-type="float">
            <text:p>7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release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_thread.RLock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release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_thread.lock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remove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list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774" calcext:value-type="float">
            <text:p>774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remove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set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replace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str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reshape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numpy.ndarray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rfind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bytes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rfind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str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83" calcext:value-type="float">
            <text:p>188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rpartition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str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rstrip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bytes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4958" calcext:value-type="float">
            <text:p>4958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rstrip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str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search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_sre.SRE_Pattern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711" calcext:value-type="float">
            <text:p>7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setdefault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dict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setter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property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sort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list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59" calcext:value-type="float">
            <text:p>135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span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_sre.SRE_Match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59" calcext:value-type="float">
            <text:p>1159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split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str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splitlines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str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start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_sre.SRE_Match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69" calcext:value-type="float">
            <text:p>4069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startswith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str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440" calcext:value-type="float">
            <text:p>4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strip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str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to_bytes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int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tolist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memoryview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translate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bytearray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translate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str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union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set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update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dict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update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set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upper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str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values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dict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view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numpy.ndarray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write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_io.FileIO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1:55:53.920816602</meta:creation-date>
    <dc:date>2017-12-16T12:00:14.142454954</dc:date>
    <meta:editing-duration>PT4M20S</meta:editing-duration>
    <meta:editing-cycles>1</meta:editing-cycles>
    <meta:document-statistic meta:table-count="2" meta:cell-count="12153" meta:object-count="0"/>
    <meta:generator>LibreOffice/5.1.6.2$Linux_X86_64 LibreOffice_project/10m0$Build-2</meta:generator>
  </office:meta>
</office:document-meta>
</file>